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udoTre" table:style-name="ta1">
        <table:shapes>
          <draw:frame draw:z-index="0" draw:style-name="gr1" draw:text-style-name="P1" svg:width="1144.46pt" svg:height="583.14pt" svg:x="143.26pt" svg:y="15.62pt">
            <draw:object draw:notify-on-update-of-ranges="ludoTre.A2:ludoTre.A201 ludoTre.B2:ludoTre.B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92197" calcext:value-type="float">
            <text:p>0.0029219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37356" calcext:value-type="float">
            <text:p>0.0013735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29562" calcext:value-type="float">
            <text:p>0.022956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417858" calcext:value-type="float">
            <text:p>0.00041785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92088" calcext:value-type="float">
            <text:p>0.0089208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0809" calcext:value-type="float">
            <text:p>0.013080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5438" calcext:value-type="float">
            <text:p>0.010543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51598" calcext:value-type="float">
            <text:p>0.0015159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52181" calcext:value-type="float">
            <text:p>0.0095218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0727" calcext:value-type="float">
            <text:p>0.012072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0151" calcext:value-type="float">
            <text:p>0.018015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9505" calcext:value-type="float">
            <text:p>0.020950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4603" calcext:value-type="float">
            <text:p>0.018460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7219" calcext:value-type="float">
            <text:p>0.013721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21023" calcext:value-type="float">
            <text:p>0.0022102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47855" calcext:value-type="float">
            <text:p>0.0064785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1641" calcext:value-type="float">
            <text:p>0.011164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0677" calcext:value-type="float">
            <text:p>0.013067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22086" calcext:value-type="float">
            <text:p>0.0072208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7303" calcext:value-type="float">
            <text:p>0.0037730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7628" calcext:value-type="float">
            <text:p>0.0062762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17849" calcext:value-type="float">
            <text:p>0.0091784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24742" calcext:value-type="float">
            <text:p>0.0022474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2156" calcext:value-type="float">
            <text:p>0.020215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4935" calcext:value-type="float">
            <text:p>0.017493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193626" calcext:value-type="float">
            <text:p>0.00019362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59323" calcext:value-type="float">
            <text:p>0.0065932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7985" calcext:value-type="float">
            <text:p>0.004798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291" calcext:value-type="float">
            <text:p>0.01529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53561" calcext:value-type="float">
            <text:p>0.025356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5766" calcext:value-type="float">
            <text:p>0.011576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00272" calcext:value-type="float">
            <text:p>0.0090027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03809" calcext:value-type="float">
            <text:p>0.0090380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7144" calcext:value-type="float">
            <text:p>0.002714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5461" calcext:value-type="float">
            <text:p>0.011546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25414" calcext:value-type="float">
            <text:p>0.0082541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72658" calcext:value-type="float">
            <text:p>0.0027265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90602" calcext:value-type="float">
            <text:p>0.04906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56228" calcext:value-type="float">
            <text:p>0.025622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43426" calcext:value-type="float">
            <text:p>0.034342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7573" calcext:value-type="float">
            <text:p>0.011757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88706" calcext:value-type="float">
            <text:p>0.0058870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44015" calcext:value-type="float">
            <text:p>0.0094401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53803" calcext:value-type="float">
            <text:p>0.035380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8904" calcext:value-type="float">
            <text:p>0.02890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74005" calcext:value-type="float">
            <text:p>0.027400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7707" calcext:value-type="float">
            <text:p>0.01277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8033" calcext:value-type="float">
            <text:p>0.016803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20835" calcext:value-type="float">
            <text:p>0.0072083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44034" calcext:value-type="float">
            <text:p>0.0064403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08708" calcext:value-type="float">
            <text:p>0.030870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197279" calcext:value-type="float">
            <text:p>1.97E-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18252" calcext:value-type="float">
            <text:p>0.0061825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1752" calcext:value-type="float">
            <text:p>0.013175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8363" calcext:value-type="float">
            <text:p>0.018836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25161" calcext:value-type="float">
            <text:p>0.032516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2699" calcext:value-type="float">
            <text:p>0.0062269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16449" calcext:value-type="float">
            <text:p>0.021644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43345" calcext:value-type="float">
            <text:p>0.0094334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00272" calcext:value-type="float">
            <text:p>0.030027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96588" calcext:value-type="float">
            <text:p>0.0089658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2683" calcext:value-type="float">
            <text:p>0.018268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520233" calcext:value-type="float">
            <text:p>0.052023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38789" calcext:value-type="float">
            <text:p>0.0043878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69921" calcext:value-type="float">
            <text:p>0.0086992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2316" calcext:value-type="float">
            <text:p>0.011231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838" calcext:value-type="float">
            <text:p>0.01683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97793" calcext:value-type="float">
            <text:p>0.029779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64454" calcext:value-type="float">
            <text:p>0.026445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539377" calcext:value-type="float">
            <text:p>0.053937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137" calcext:value-type="float">
            <text:p>0.01313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65074" calcext:value-type="float">
            <text:p>0.026507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17997" calcext:value-type="float">
            <text:p>0.031799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41557" calcext:value-type="float">
            <text:p>0.034155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50182" calcext:value-type="float">
            <text:p>0.045018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72585" calcext:value-type="float">
            <text:p>0.027258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8879" calcext:value-type="float">
            <text:p>0.011887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5796" calcext:value-type="float">
            <text:p>0.020579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27938" calcext:value-type="float">
            <text:p>0.0042793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1657" calcext:value-type="float">
            <text:p>0.009165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635973" calcext:value-type="float">
            <text:p>6.36E-0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85585" calcext:value-type="float">
            <text:p>0.0088558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58906" calcext:value-type="float">
            <text:p>0.0035890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114499" calcext:value-type="float">
            <text:p>1.14E-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5675" calcext:value-type="float">
            <text:p>0.017567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50582" calcext:value-type="float">
            <text:p>5.06E-0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2968" calcext:value-type="float">
            <text:p>0.0025296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8136" calcext:value-type="float">
            <text:p>0.016813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168247" calcext:value-type="float">
            <text:p>1.68E-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3181" calcext:value-type="float">
            <text:p>0.011318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2449" calcext:value-type="float">
            <text:p>0.016244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7718" calcext:value-type="float">
            <text:p>0.013771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83391" calcext:value-type="float">
            <text:p>0.0088339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00111163" calcext:value-type="float">
            <text:p>1.11E-0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40132" calcext:value-type="float">
            <text:p>0.0024013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46396" calcext:value-type="float">
            <text:p>0.0074639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146359" calcext:value-type="float">
            <text:p>0.00014635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4677" calcext:value-type="float">
            <text:p>0.011467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7403" calcext:value-type="float">
            <text:p>0.0025740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0357" calcext:value-type="float">
            <text:p>0.005035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1589" calcext:value-type="float">
            <text:p>0.010158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23072" calcext:value-type="float">
            <text:p>0.0012307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1702" calcext:value-type="float">
            <text:p>0.01517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8283" calcext:value-type="float">
            <text:p>0.013828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20249" calcext:value-type="float">
            <text:p>0.0012024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4515" calcext:value-type="float">
            <text:p>0.020451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2699" calcext:value-type="float">
            <text:p>0.014269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11488" calcext:value-type="float">
            <text:p>0.0011148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1234" calcext:value-type="float">
            <text:p>0.014123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number-columns-repeated="2"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3747" calcext:value-type="float">
            <text:p>0.012374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0401" calcext:value-type="float">
            <text:p>0.010040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42801" calcext:value-type="float">
            <text:p>0.0014280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0709" calcext:value-type="float">
            <text:p>0.015070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5439" calcext:value-type="float">
            <text:p>0.017543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4391" calcext:value-type="float">
            <text:p>0.0062439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07829" calcext:value-type="float">
            <text:p>0.0050782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5197" calcext:value-type="float">
            <text:p>0.018519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57446" calcext:value-type="float">
            <text:p>0.0015744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485587" calcext:value-type="float">
            <text:p>4.86E-0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91605" calcext:value-type="float">
            <text:p>0.0039160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9294" calcext:value-type="float">
            <text:p>0.013929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1522" calcext:value-type="float">
            <text:p>0.020152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35982" calcext:value-type="float">
            <text:p>0.0063598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48531" calcext:value-type="float">
            <text:p>0.0024853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0538" calcext:value-type="float">
            <text:p>0.013053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93252" calcext:value-type="float">
            <text:p>0.019325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00111461" calcext:value-type="float">
            <text:p>1.11E-0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2975" calcext:value-type="float">
            <text:p>0.018297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6366" calcext:value-type="float">
            <text:p>0.015636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2402" calcext:value-type="float">
            <text:p>0.01724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9855" calcext:value-type="float">
            <text:p>0.010985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831038" calcext:value-type="float">
            <text:p>0.00083103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221" calcext:value-type="float">
            <text:p>0.006222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16602" calcext:value-type="float">
            <text:p>0.005166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542969" calcext:value-type="float">
            <text:p>0.00054296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38824" calcext:value-type="float">
            <text:p>0.023882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7791" calcext:value-type="float">
            <text:p>0.03779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08121" calcext:value-type="float">
            <text:p>0.0050812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8496" calcext:value-type="float">
            <text:p>0.005849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5395" calcext:value-type="float">
            <text:p>0.013539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5923" calcext:value-type="float">
            <text:p>0.011592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01539" calcext:value-type="float">
            <text:p>0.0010153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18395" calcext:value-type="float">
            <text:p>0.0061839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1767" calcext:value-type="float">
            <text:p>0.020176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9024" calcext:value-type="float">
            <text:p>0.017902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1134" calcext:value-type="float">
            <text:p>0.0062113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15922" calcext:value-type="float">
            <text:p>0.0011592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0716" calcext:value-type="float">
            <text:p>0.016071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22685" calcext:value-type="float">
            <text:p>0.0072268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9491" calcext:value-type="float">
            <text:p>0.013949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5214" calcext:value-type="float">
            <text:p>0.0037521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16472" calcext:value-type="float">
            <text:p>0.0071647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5527" calcext:value-type="float">
            <text:p>0.0037552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7859" calcext:value-type="float">
            <text:p>0.010785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86065" calcext:value-type="float">
            <text:p>0.0088606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6153" calcext:value-type="float">
            <text:p>0.0037615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6153" calcext:value-type="float">
            <text:p>0.0037615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67902" calcext:value-type="float">
            <text:p>0.002679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4315" calcext:value-type="float">
            <text:p>0.011431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81155" calcext:value-type="float">
            <text:p>0.0078115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5938" calcext:value-type="float">
            <text:p>0.0037593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6231" calcext:value-type="float">
            <text:p>0.0025623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5879" calcext:value-type="float">
            <text:p>0.0037587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4076" calcext:value-type="float">
            <text:p>0.018407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75839" calcext:value-type="float">
            <text:p>0.0047583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78858" calcext:value-type="float">
            <text:p>0.00478858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53695" calcext:value-type="float">
            <text:p>0.0095369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830442" calcext:value-type="float">
            <text:p>0.00083044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9943" calcext:value-type="float">
            <text:p>0.0149943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63457" calcext:value-type="float">
            <text:p>0.0086345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93097" calcext:value-type="float">
            <text:p>0.019309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137687" calcext:value-type="float">
            <text:p>0.00013768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6759" calcext:value-type="float">
            <text:p>0.0166759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454" calcext:value-type="float">
            <text:p>0.01145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2394" calcext:value-type="float">
            <text:p>0.012239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4582" calcext:value-type="float">
            <text:p>0.003458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13764" calcext:value-type="float">
            <text:p>0.00613764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1087" calcext:value-type="float">
            <text:p>0.014108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9036" calcext:value-type="float">
            <text:p>0.012903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48647" calcext:value-type="float">
            <text:p>0.0044864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84572" calcext:value-type="float">
            <text:p>0.0018457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06661" calcext:value-type="float">
            <text:p>0.0090666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19661" calcext:value-type="float">
            <text:p>0.0041966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3096" calcext:value-type="float">
            <text:p>0.020309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23461" calcext:value-type="float">
            <text:p>0.00223461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9125" calcext:value-type="float">
            <text:p>0.013912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139445" calcext:value-type="float">
            <text:p>0.000139445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44206" calcext:value-type="float">
            <text:p>0.0074420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9086" calcext:value-type="float">
            <text:p>0.0139086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8456" calcext:value-type="float">
            <text:p>0.0088456</text:p>
          </table:table-cell>
          <table:table-cell office:value-type="float" office:value="0.0302318" calcext:value-type="float">
            <text:p>0.0302318</text:p>
          </table:table-cell>
        </table:table-row>
      </table:table>
      <table:table table:name="lutoTest" table:style-name="ta1">
        <table:shapes>
          <draw:frame draw:z-index="0" draw:style-name="gr1" draw:text-style-name="P1" svg:width="1011.43pt" svg:height="575.23pt" svg:x="209.14pt" svg:y="15.82pt">
            <draw:object draw:notify-on-update-of-ranges="lutoTest.A2:lutoTest.A248 lutoTest.B2:lutoTest.B248 lutoTest.C2:lutoTest.C2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.0115414" calcext:value-type="float">
            <text:p>0.011541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6699" calcext:value-type="float">
            <text:p>0.01066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47828" calcext:value-type="float">
            <text:p>0.0044782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60413" calcext:value-type="float">
            <text:p>0.00260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40736" calcext:value-type="float">
            <text:p>0.0240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715" calcext:value-type="float">
            <text:p>0.0127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17424" calcext:value-type="float">
            <text:p>0.001174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5745" calcext:value-type="float">
            <text:p>0.01757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13057" calcext:value-type="float">
            <text:p>0.0213057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58438" calcext:value-type="float">
            <text:p>0.0015843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0872" calcext:value-type="float">
            <text:p>0.014087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90524" calcext:value-type="float">
            <text:p>0.00390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3723" calcext:value-type="float">
            <text:p>0.015372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6258" calcext:value-type="float">
            <text:p>0.0025625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2591" calcext:value-type="float">
            <text:p>0.01525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4384" calcext:value-type="float">
            <text:p>0.0024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6426" calcext:value-type="float">
            <text:p>0.01164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52695" calcext:value-type="float">
            <text:p>0.025269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63259" calcext:value-type="float">
            <text:p>0.02632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5938" calcext:value-type="float">
            <text:p>0.0037593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43501" calcext:value-type="float">
            <text:p>0.006435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90655" calcext:value-type="float">
            <text:p>0.003906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0279" calcext:value-type="float">
            <text:p>0.02002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0279" calcext:value-type="float">
            <text:p>0.02002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20586" calcext:value-type="float">
            <text:p>0.0012058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56373" calcext:value-type="float">
            <text:p>0.003563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87494" calcext:value-type="float">
            <text:p>0.004874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06345" calcext:value-type="float">
            <text:p>0.00906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2874" calcext:value-type="float">
            <text:p>0.020287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11732" calcext:value-type="float">
            <text:p>0.021173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37224" calcext:value-type="float">
            <text:p>0.02372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93224" calcext:value-type="float">
            <text:p>0.003932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39867" calcext:value-type="float">
            <text:p>0.03398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02544" calcext:value-type="float">
            <text:p>0.003025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80418" calcext:value-type="float">
            <text:p>0.005804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3165" calcext:value-type="float">
            <text:p>0.0231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91203" calcext:value-type="float">
            <text:p>0.008912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6728" calcext:value-type="float">
            <text:p>0.01767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01254" calcext:value-type="float">
            <text:p>0.005012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91173" calcext:value-type="float">
            <text:p>0.02911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66827" calcext:value-type="float">
            <text:p>0.02668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5845" calcext:value-type="float">
            <text:p>0.01358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4906" calcext:value-type="float">
            <text:p>0.01349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28635" calcext:value-type="float">
            <text:p>0.004286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81116" calcext:value-type="float">
            <text:p>0.007811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106" calcext:value-type="float">
            <text:p>0.0101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2405" calcext:value-type="float">
            <text:p>0.01124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90734" calcext:value-type="float">
            <text:p>0.004907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5312" calcext:value-type="float">
            <text:p>0.01253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46531" calcext:value-type="float">
            <text:p>0.002465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3622" calcext:value-type="float">
            <text:p>0.011362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95961" calcext:value-type="float">
            <text:p>0.0049596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4215" calcext:value-type="float">
            <text:p>0.0342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565817" calcext:value-type="float">
            <text:p>0.05658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78191" calcext:value-type="float">
            <text:p>0.001781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84348" calcext:value-type="float">
            <text:p>0.0384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1922" calcext:value-type="float">
            <text:p>0.01319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5836" calcext:value-type="float">
            <text:p>0.01758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22126" calcext:value-type="float">
            <text:p>0.009221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6722" calcext:value-type="float">
            <text:p>0.01167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752241" calcext:value-type="float">
            <text:p>0.07522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4569" calcext:value-type="float">
            <text:p>0.02045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5348" calcext:value-type="float">
            <text:p>0.0175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38159" calcext:value-type="float">
            <text:p>0.03381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7223" calcext:value-type="float">
            <text:p>0.01372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6332" calcext:value-type="float">
            <text:p>0.01163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98053" calcext:value-type="float">
            <text:p>0.00298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96213" calcext:value-type="float">
            <text:p>0.00196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3515" calcext:value-type="float">
            <text:p>0.01335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46361" calcext:value-type="float">
            <text:p>0.02463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525164" calcext:value-type="float">
            <text:p>0.05251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770262" calcext:value-type="float">
            <text:p>0.07702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08861" calcext:value-type="float">
            <text:p>0.009088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913" calcext:value-type="float">
            <text:p>0.049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2419" calcext:value-type="float">
            <text:p>0.00622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2106" calcext:value-type="float">
            <text:p>0.01521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2994" calcext:value-type="float">
            <text:p>0.0142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75408" calcext:value-type="float">
            <text:p>0.005754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6335" calcext:value-type="float">
            <text:p>0.01163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5141" calcext:value-type="float">
            <text:p>0.01551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4006" calcext:value-type="float">
            <text:p>0.01240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8566" calcext:value-type="float">
            <text:p>0.01785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62265" calcext:value-type="float">
            <text:p>0.00362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69413" calcext:value-type="float">
            <text:p>0.009694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3691" calcext:value-type="float">
            <text:p>0.00623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38576" calcext:value-type="float">
            <text:p>0.005385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67383" calcext:value-type="float">
            <text:p>0.00767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25273" calcext:value-type="float">
            <text:p>0.002252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21196" calcext:value-type="float">
            <text:p>0.004211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04225" calcext:value-type="float">
            <text:p>0.008042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123888" calcext:value-type="float">
            <text:p>1.24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34" calcext:value-type="float">
            <text:p>0.01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13105" calcext:value-type="float">
            <text:p>0.006131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23447" calcext:value-type="float">
            <text:p>0.001234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8959" calcext:value-type="float">
            <text:p>0.0128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9046" calcext:value-type="float">
            <text:p>0.00490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5306" calcext:value-type="float">
            <text:p>0.01153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115306" calcext:value-type="float">
            <text:p>1.1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0429779" calcext:value-type="float">
            <text:p>4.30E-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47659" calcext:value-type="float">
            <text:p>0.008476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8991" calcext:value-type="float">
            <text:p>0.01189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0774" calcext:value-type="float">
            <text:p>0.018077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00333786" calcext:value-type="float">
            <text:p>3.34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78651" calcext:value-type="float">
            <text:p>0.0077865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12534" calcext:value-type="float">
            <text:p>0.005125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11043" calcext:value-type="float">
            <text:p>0.006110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607613" calcext:value-type="float">
            <text:p>6.08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9599" calcext:value-type="float">
            <text:p>0.002595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00334084" calcext:value-type="float">
            <text:p>3.34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66439" calcext:value-type="float">
            <text:p>0.02664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619119" calcext:value-type="float">
            <text:p>0.0619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504202" calcext:value-type="float">
            <text:p>0.05042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442" calcext:value-type="float">
            <text:p>0.024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55927" calcext:value-type="float">
            <text:p>0.002559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75697" calcext:value-type="float">
            <text:p>0.001756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9171" calcext:value-type="float">
            <text:p>0.0209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59492" calcext:value-type="float">
            <text:p>0.02594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96159" calcext:value-type="float">
            <text:p>0.02961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45894" calcext:value-type="float">
            <text:p>0.02458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7636" calcext:value-type="float">
            <text:p>0.01576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621187" calcext:value-type="float">
            <text:p>0.06211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558323" calcext:value-type="float">
            <text:p>0.0558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7641" calcext:value-type="float">
            <text:p>0.0276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27799" calcext:value-type="float">
            <text:p>0.04277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15417" calcext:value-type="float">
            <text:p>0.04154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47297" calcext:value-type="float">
            <text:p>0.02472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1384" calcext:value-type="float">
            <text:p>0.014138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17954" calcext:value-type="float">
            <text:p>0.03179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20683" calcext:value-type="float">
            <text:p>0.009206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08234" calcext:value-type="float">
            <text:p>0.03082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66833" calcext:value-type="float">
            <text:p>0.008668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339" calcext:value-type="float">
            <text:p>0.023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8255" calcext:value-type="float">
            <text:p>0.00482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7849" calcext:value-type="float">
            <text:p>0.0378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09611" calcext:value-type="float">
            <text:p>0.007096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6233" calcext:value-type="float">
            <text:p>0.01162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18998" calcext:value-type="float">
            <text:p>0.008189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36735" calcext:value-type="float">
            <text:p>0.02367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6963" calcext:value-type="float">
            <text:p>0.0156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0779" calcext:value-type="float">
            <text:p>0.01507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40423" calcext:value-type="float">
            <text:p>0.003404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48288" calcext:value-type="float">
            <text:p>0.00548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3171" calcext:value-type="float">
            <text:p>0.0143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21678" calcext:value-type="float">
            <text:p>0.005216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9518" calcext:value-type="float">
            <text:p>0.0109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9518" calcext:value-type="float">
            <text:p>0.0109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3837" calcext:value-type="float">
            <text:p>0.003738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8991" calcext:value-type="float">
            <text:p>0.01789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291829" calcext:value-type="float">
            <text:p>2.92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7015" calcext:value-type="float">
            <text:p>0.0147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75671" calcext:value-type="float">
            <text:p>0.0097567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84108" calcext:value-type="float">
            <text:p>0.005841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36819" calcext:value-type="float">
            <text:p>0.008368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2437" calcext:value-type="float">
            <text:p>0.0112437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18073" calcext:value-type="float">
            <text:p>0.02180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2749" calcext:value-type="float">
            <text:p>0.01427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00910759" calcext:value-type="float">
            <text:p>9.11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42881" calcext:value-type="float">
            <text:p>0.0242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38382" calcext:value-type="float">
            <text:p>0.0033838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52955" calcext:value-type="float">
            <text:p>0.03529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38396" calcext:value-type="float">
            <text:p>0.006383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5733" calcext:value-type="float">
            <text:p>0.01257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66151" calcext:value-type="float">
            <text:p>0.008661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5473" calcext:value-type="float">
            <text:p>0.006254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77092" calcext:value-type="float">
            <text:p>0.003770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90264" calcext:value-type="float">
            <text:p>0.003902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39079" calcext:value-type="float">
            <text:p>0.005390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1662" calcext:value-type="float">
            <text:p>0.01416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52573" calcext:value-type="float">
            <text:p>0.02525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57169" calcext:value-type="float">
            <text:p>0.003571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12774" calcext:value-type="float">
            <text:p>0.006127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50168" calcext:value-type="float">
            <text:p>0.02501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02359" calcext:value-type="float">
            <text:p>0.006023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353" calcext:value-type="float">
            <text:p>0.0163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65196" calcext:value-type="float">
            <text:p>0.002651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0889748" calcext:value-type="float">
            <text:p>0.0008897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6426" calcext:value-type="float">
            <text:p>0.01564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67526" calcext:value-type="float">
            <text:p>0.007675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44742" calcext:value-type="float">
            <text:p>0.04447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6869" calcext:value-type="float">
            <text:p>0.0268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653183" calcext:value-type="float">
            <text:p>0.06531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28044" calcext:value-type="float">
            <text:p>0.009280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903726" calcext:value-type="float">
            <text:p>0.09037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64179" calcext:value-type="float">
            <text:p>0.0641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142723" calcext:value-type="float">
            <text:p>0.1427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28316" calcext:value-type="float">
            <text:p>0.03283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86538" calcext:value-type="float">
            <text:p>0.004865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642081" calcext:value-type="float">
            <text:p>0.06420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41909" calcext:value-type="float">
            <text:p>0.02419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55504" calcext:value-type="float">
            <text:p>0.03555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65665" calcext:value-type="float">
            <text:p>0.006656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26229" calcext:value-type="float">
            <text:p>0.009262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4508" calcext:value-type="float">
            <text:p>0.01245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33428" calcext:value-type="float">
            <text:p>0.03334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39898" calcext:value-type="float">
            <text:p>0.0239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1016" calcext:value-type="float">
            <text:p>0.01510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32691" calcext:value-type="float">
            <text:p>0.0232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80812" calcext:value-type="float">
            <text:p>0.002808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17903" calcext:value-type="float">
            <text:p>0.0217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58044" calcext:value-type="float">
            <text:p>0.03580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26324" calcext:value-type="float">
            <text:p>0.00326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58625" calcext:value-type="float">
            <text:p>0.02586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15857" calcext:value-type="float">
            <text:p>0.04158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940573" calcext:value-type="float">
            <text:p>0.009405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22572" calcext:value-type="float">
            <text:p>0.04225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3589" calcext:value-type="float">
            <text:p>0.01435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23995" calcext:value-type="float">
            <text:p>0.03239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714945" calcext:value-type="float">
            <text:p>0.07149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12819" calcext:value-type="float">
            <text:p>0.04128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00235" calcext:value-type="float">
            <text:p>0.02002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184697" calcext:value-type="float">
            <text:p>1.85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553373" calcext:value-type="float">
            <text:p>0.05533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0392" calcext:value-type="float">
            <text:p>0.01803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2466" calcext:value-type="float">
            <text:p>0.01524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494661" calcext:value-type="float">
            <text:p>0.04946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82043" calcext:value-type="float">
            <text:p>0.002820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30416" calcext:value-type="float">
            <text:p>0.03304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42384" calcext:value-type="float">
            <text:p>0.0054238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8588" calcext:value-type="float">
            <text:p>0.01585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9719" calcext:value-type="float">
            <text:p>0.01697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5188" calcext:value-type="float">
            <text:p>0.01551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61254" calcext:value-type="float">
            <text:p>0.001612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4631" calcext:value-type="float">
            <text:p>0.01046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1513" calcext:value-type="float">
            <text:p>0.0215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490308" calcext:value-type="float">
            <text:p>4.90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3105" calcext:value-type="float">
            <text:p>0.01231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4565" calcext:value-type="float">
            <text:p>0.01645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28276" calcext:value-type="float">
            <text:p>0.003282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83961" calcext:value-type="float">
            <text:p>0.0283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2692" calcext:value-type="float">
            <text:p>0.01126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160848" calcext:value-type="float">
            <text:p>1.61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73809" calcext:value-type="float">
            <text:p>0.00738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100848" calcext:value-type="float">
            <text:p>0.001008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40708" calcext:value-type="float">
            <text:p>0.01407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278399" calcext:value-type="float">
            <text:p>0.02783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000526011" calcext:value-type="float">
            <text:p>5.26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74284" calcext:value-type="float">
            <text:p>0.008742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74898" calcext:value-type="float">
            <text:p>0.0174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86953" calcext:value-type="float">
            <text:p>0.00869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4808" calcext:value-type="float">
            <text:p>0.01648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table:style-name="ce1" office:value-type="float" office:value="0.013579" calcext:value-type="float">
            <text:p>1.36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9721" calcext:value-type="float">
            <text:p>0.01972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20073" calcext:value-type="float">
            <text:p>0.006200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352731" calcext:value-type="float">
            <text:p>0.003527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30946" calcext:value-type="float">
            <text:p>0.005309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523788" calcext:value-type="float">
            <text:p>0.0052378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252" calcext:value-type="float">
            <text:p>0.012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15319" calcext:value-type="float">
            <text:p>0.004153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39488" calcext:value-type="float">
            <text:p>0.0139488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503" calcext:value-type="float">
            <text:p>0.015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321303" calcext:value-type="float">
            <text:p>0.03213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09312" calcext:value-type="float">
            <text:p>0.01093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69966" calcext:value-type="float">
            <text:p>0.01699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632453" calcext:value-type="float">
            <text:p>0.006324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13205" calcext:value-type="float">
            <text:p>0.01132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208208" calcext:value-type="float">
            <text:p>0.002082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55067" calcext:value-type="float">
            <text:p>0.00455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0455067" calcext:value-type="float">
            <text:p>0.00455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0493" calcext:value-type="float">
            <text:p>0.01804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  <table:table-row table:style-name="ro1">
          <table:table-cell office:value-type="float" office:value="0.0184475" calcext:value-type="float">
            <text:p>0.01844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2318" calcext:value-type="float">
            <text:p>0.0302318</text:p>
          </table:table-cell>
        </table:table-row>
      </table:table>
      <table:table table:name="Sheet1" table:style-name="ta1">
        <table:shapes>
          <draw:frame draw:z-index="0" draw:style-name="gr1" draw:text-style-name="P1" svg:width="1113.68pt" svg:height="552.64pt" svg:x="143.6pt" svg:y="15.82pt">
            <draw:object draw:notify-on-update-of-ranges="Sheet1.A2:Sheet1.A201 Sheet1.B2:Sheet1.B2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7617" calcext:value-type="float">
            <text:p>0.011761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23501" calcext:value-type="float">
            <text:p>0.00022350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39266" calcext:value-type="float">
            <text:p>0.00043926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9153" calcext:value-type="float">
            <text:p>0.00021915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000338815" calcext:value-type="float">
            <text:p>3.39E-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9261" calcext:value-type="float">
            <text:p>0.00021926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34004" calcext:value-type="float">
            <text:p>0.00043400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882946" calcext:value-type="float">
            <text:p>0.00088294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8645" calcext:value-type="float">
            <text:p>0.010864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97828" calcext:value-type="float">
            <text:p>0.0099782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37289" calcext:value-type="float">
            <text:p>0.00043728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0515" calcext:value-type="float">
            <text:p>0.021051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7306" calcext:value-type="float">
            <text:p>0.01473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8414" calcext:value-type="float">
            <text:p>0.016841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3684" calcext:value-type="float">
            <text:p>0.021368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6287" calcext:value-type="float">
            <text:p>0.010628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25578" calcext:value-type="float">
            <text:p>0.0062557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151773" calcext:value-type="float">
            <text:p>0.00015177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31379" calcext:value-type="float">
            <text:p>0.0043137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2041" calcext:value-type="float">
            <text:p>0.010204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000109524" calcext:value-type="float">
            <text:p>1.10E-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4742" calcext:value-type="float">
            <text:p>0.00021474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5765" calcext:value-type="float">
            <text:p>0.00021576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1953" calcext:value-type="float">
            <text:p>0.010195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11" calcext:value-type="float">
            <text:p>0.01041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94657" calcext:value-type="float">
            <text:p>0.0059465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94657" calcext:value-type="float">
            <text:p>0.0059465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94574" calcext:value-type="float">
            <text:p>0.0059457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16501" calcext:value-type="float">
            <text:p>0.0061650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6371" calcext:value-type="float">
            <text:p>0.010637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178" calcext:value-type="float">
            <text:p>0.010417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21015" calcext:value-type="float">
            <text:p>0.0032101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99438" calcext:value-type="float">
            <text:p>0.0029943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27124" calcext:value-type="float">
            <text:p>0.032712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26947" calcext:value-type="float">
            <text:p>0.0022694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35579" calcext:value-type="float">
            <text:p>0.033557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83295" calcext:value-type="float">
            <text:p>0.0038329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8114" calcext:value-type="float">
            <text:p>0.014811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33902" calcext:value-type="float">
            <text:p>0.02339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44072" calcext:value-type="float">
            <text:p>0.024407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738" calcext:value-type="float">
            <text:p>0.02073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97025" calcext:value-type="float">
            <text:p>0.0019702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41157" calcext:value-type="float">
            <text:p>0.024115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40614" calcext:value-type="float">
            <text:p>0.0084061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49529" calcext:value-type="float">
            <text:p>0.034952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577333" calcext:value-type="float">
            <text:p>0.057733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57984" calcext:value-type="float">
            <text:p>0.035798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24075" calcext:value-type="float">
            <text:p>0.022407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29332" calcext:value-type="float">
            <text:p>0.032933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46288" calcext:value-type="float">
            <text:p>0.034628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486154" calcext:value-type="float">
            <text:p>0.048615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496067" calcext:value-type="float">
            <text:p>0.049606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54285" calcext:value-type="float">
            <text:p>0.0085428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98454" calcext:value-type="float">
            <text:p>0.09845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836771" calcext:value-type="float">
            <text:p>0.00083677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5988" calcext:value-type="float">
            <text:p>0.020598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5041" calcext:value-type="float">
            <text:p>0.021504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48437" calcext:value-type="float">
            <text:p>0.024843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2841" calcext:value-type="float">
            <text:p>0.010284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3452" calcext:value-type="float">
            <text:p>0.011345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46065" calcext:value-type="float">
            <text:p>0.0074606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11" calcext:value-type="float">
            <text:p>0.01041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161" calcext:value-type="float">
            <text:p>0.010416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71205" calcext:value-type="float">
            <text:p>0.0077120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number-columns-repeated="2"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1806" calcext:value-type="float">
            <text:p>0.01418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89882" calcext:value-type="float">
            <text:p>0.0088988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2051" calcext:value-type="float">
            <text:p>0.011205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457266" calcext:value-type="float">
            <text:p>0.045726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47971" calcext:value-type="float">
            <text:p>0.0034797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3527" calcext:value-type="float">
            <text:p>0.011352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31268" calcext:value-type="float">
            <text:p>0.00023126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111981" calcext:value-type="float">
            <text:p>0.00011198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307" calcext:value-type="float">
            <text:p>0.0103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8311" calcext:value-type="float">
            <text:p>0.020831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372" calcext:value-type="float">
            <text:p>0.01837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56178" calcext:value-type="float">
            <text:p>0.0085617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42131" calcext:value-type="float">
            <text:p>0.0044213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42211" calcext:value-type="float">
            <text:p>0.0044221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05522" calcext:value-type="float">
            <text:p>0.0090552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78801" calcext:value-type="float">
            <text:p>0.017880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12506" calcext:value-type="float">
            <text:p>0.03125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22196" calcext:value-type="float">
            <text:p>0.00022219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101939" calcext:value-type="float">
            <text:p>1.02E-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20429" calcext:value-type="float">
            <text:p>0.00022042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6365" calcext:value-type="float">
            <text:p>0.010636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47036" calcext:value-type="float">
            <text:p>0.0044703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73817" calcext:value-type="float">
            <text:p>0.017381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10764" calcext:value-type="float">
            <text:p>1.08E-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03212" calcext:value-type="float">
            <text:p>0.0020321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48479" calcext:value-type="float">
            <text:p>0.0024847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43302" calcext:value-type="float">
            <text:p>0.0006433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25171" calcext:value-type="float">
            <text:p>0.00042517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9299" calcext:value-type="float">
            <text:p>0.00021929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9299" calcext:value-type="float">
            <text:p>0.00021929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75321" calcext:value-type="float">
            <text:p>0.0017532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1699" calcext:value-type="float">
            <text:p>0.012169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46979" calcext:value-type="float">
            <text:p>0.0044697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0414" calcext:value-type="float">
            <text:p>0.016041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87637" calcext:value-type="float">
            <text:p>0.0098763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132" calcext:value-type="float">
            <text:p>0.010413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98026" calcext:value-type="float">
            <text:p>0.0099802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98026" calcext:value-type="float">
            <text:p>0.0099802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9407" calcext:value-type="float">
            <text:p>0.02094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9604" calcext:value-type="float">
            <text:p>0.010960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34076" calcext:value-type="float">
            <text:p>0.00043407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05263" calcext:value-type="float">
            <text:p>0.0010526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18557" calcext:value-type="float">
            <text:p>0.00061855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3647" calcext:value-type="float">
            <text:p>0.00021364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78004" calcext:value-type="float">
            <text:p>0.0097800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303" calcext:value-type="float">
            <text:p>0.02030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57636" calcext:value-type="float">
            <text:p>0.0045763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54174" calcext:value-type="float">
            <text:p>0.015417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4697" calcext:value-type="float">
            <text:p>0.009469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45904" calcext:value-type="float">
            <text:p>0.0024590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4106" calcext:value-type="float">
            <text:p>0.00641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29481" calcext:value-type="float">
            <text:p>0.0092948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5324" calcext:value-type="float">
            <text:p>0.011532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01273" calcext:value-type="float">
            <text:p>0.0010127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01077" calcext:value-type="float">
            <text:p>0.0020107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01077" calcext:value-type="float">
            <text:p>0.0020107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5117" calcext:value-type="float">
            <text:p>0.020511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2025" calcext:value-type="float">
            <text:p>0.010202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2942" calcext:value-type="float">
            <text:p>0.001294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71177" calcext:value-type="float">
            <text:p>0.0017117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91601" calcext:value-type="float">
            <text:p>0.0059160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53085" calcext:value-type="float">
            <text:p>0.0085308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81583" calcext:value-type="float">
            <text:p>0.0028158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18557" calcext:value-type="float">
            <text:p>0.00061855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0042" calcext:value-type="float">
            <text:p>0.011004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2067" calcext:value-type="float">
            <text:p>0.021206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6349" calcext:value-type="float">
            <text:p>0.012634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000122562" calcext:value-type="float">
            <text:p>1.23E-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22004" calcext:value-type="float">
            <text:p>0.0022200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6281" calcext:value-type="float">
            <text:p>0.010628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0809" calcext:value-type="float">
            <text:p>0.004080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54835" calcext:value-type="float">
            <text:p>0.0065483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7675" calcext:value-type="float">
            <text:p>0.011767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78378" calcext:value-type="float">
            <text:p>0.0097837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79993" calcext:value-type="float">
            <text:p>0.017999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20529" calcext:value-type="float">
            <text:p>0.00042052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1948" calcext:value-type="float">
            <text:p>0.020194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85003" calcext:value-type="float">
            <text:p>0.0028500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99133" calcext:value-type="float">
            <text:p>0.0009913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990104" calcext:value-type="float">
            <text:p>0.00099010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65702" calcext:value-type="float">
            <text:p>0.0004657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75434" calcext:value-type="float">
            <text:p>0.0017543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1084" calcext:value-type="float">
            <text:p>0.011108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8966" calcext:value-type="float">
            <text:p>0.016896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78823" calcext:value-type="float">
            <text:p>0.0057882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10161" calcext:value-type="float">
            <text:p>0.0061016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155867" calcext:value-type="float">
            <text:p>0.00015586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6511" calcext:value-type="float">
            <text:p>0.008651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70535" calcext:value-type="float">
            <text:p>0.0027053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5229" calcext:value-type="float">
            <text:p>0.010522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3014" calcext:value-type="float">
            <text:p>0.020301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2035" calcext:value-type="float">
            <text:p>0.010203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11455" calcext:value-type="float">
            <text:p>0.00021145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19555" calcext:value-type="float">
            <text:p>0.00061955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47327" calcext:value-type="float">
            <text:p>0.0094732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7357" calcext:value-type="float">
            <text:p>0.021735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01312" calcext:value-type="float">
            <text:p>0.0010131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94465" calcext:value-type="float">
            <text:p>0.0069446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02706" calcext:value-type="float">
            <text:p>0.003027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0105" calcext:value-type="float">
            <text:p>0.012010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2357" calcext:value-type="float">
            <text:p>0.012235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7444" calcext:value-type="float">
            <text:p>0.010744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33266" calcext:value-type="float">
            <text:p>0.023326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3583" calcext:value-type="float">
            <text:p>0.012358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38976" calcext:value-type="float">
            <text:p>0.0063897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57202" calcext:value-type="float">
            <text:p>0.01572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81926" calcext:value-type="float">
            <text:p>0.0068192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95441" calcext:value-type="float">
            <text:p>0.0029544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0809" calcext:value-type="float">
            <text:p>0.011080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38074" calcext:value-type="float">
            <text:p>0.0083807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06673" calcext:value-type="float">
            <text:p>0.0090667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63585" calcext:value-type="float">
            <text:p>0.0086358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76987" calcext:value-type="float">
            <text:p>0.017698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000130385" calcext:value-type="float">
            <text:p>1.30E-0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8993" calcext:value-type="float">
            <text:p>0.012899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329567" calcext:value-type="float">
            <text:p>0.00032956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05055" calcext:value-type="float">
            <text:p>0.030505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60828" calcext:value-type="float">
            <text:p>0.026082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1899" calcext:value-type="float">
            <text:p>0.016189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38892" calcext:value-type="float">
            <text:p>0.0073889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07831" calcext:value-type="float">
            <text:p>0.0070783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37652" calcext:value-type="float">
            <text:p>0.00063765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55953" calcext:value-type="float">
            <text:p>0.00955953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79956" calcext:value-type="float">
            <text:p>0.0179956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19481" calcext:value-type="float">
            <text:p>0.00219481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4855" calcext:value-type="float">
            <text:p>0.021485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4855" calcext:value-type="float">
            <text:p>0.0214855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42989" calcext:value-type="float">
            <text:p>0.00242989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90207" calcext:value-type="float">
            <text:p>0.0004902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952164" calcext:value-type="float">
            <text:p>0.000952164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8548" calcext:value-type="float">
            <text:p>0.0078548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5194" calcext:value-type="float">
            <text:p>0.0165194</text:p>
          </table:table-cell>
          <table:table-cell office:value-type="float" office:value="0.0314055" calcext:value-type="float">
            <text:p>0.0314055</text:p>
          </table:table-cell>
        </table:table-row>
      </table:table>
      <table:table table:name="Sheet2" table:style-name="ta1">
        <table:shapes>
          <draw:frame draw:z-index="0" draw:style-name="gr1" draw:text-style-name="P1" svg:width="1119.12pt" svg:height="581.27pt" svg:x="209.14pt" svg:y="15.82pt">
            <draw:object draw:notify-on-update-of-ranges="Sheet2.A2:Sheet2.A248 Sheet2.B2:Sheet2.B248 Sheet2.C2:Sheet2.C2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.00169039" calcext:value-type="float">
            <text:p>0.001690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7384" calcext:value-type="float">
            <text:p>0.0127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850612" calcext:value-type="float">
            <text:p>0.0008506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48493" calcext:value-type="float">
            <text:p>0.002484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1018" calcext:value-type="float">
            <text:p>0.0101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3676" calcext:value-type="float">
            <text:p>0.012367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38448" calcext:value-type="float">
            <text:p>0.0004384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25459" calcext:value-type="float">
            <text:p>0.006254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46249" calcext:value-type="float">
            <text:p>0.008462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99726" calcext:value-type="float">
            <text:p>0.007997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78946" calcext:value-type="float">
            <text:p>0.01789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625" calcext:value-type="float">
            <text:p>0.01046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84532" calcext:value-type="float">
            <text:p>0.0058453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5048" calcext:value-type="float">
            <text:p>0.01450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72024" calcext:value-type="float">
            <text:p>0.00672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7795" calcext:value-type="float">
            <text:p>0.012779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7628" calcext:value-type="float">
            <text:p>0.018762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716" calcext:value-type="float">
            <text:p>0.0187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8865" calcext:value-type="float">
            <text:p>0.02188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2902" calcext:value-type="float">
            <text:p>0.01129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348523" calcext:value-type="float">
            <text:p>0.00034852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297" calcext:value-type="float">
            <text:p>0.01029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886522" calcext:value-type="float">
            <text:p>0.00088652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2596" calcext:value-type="float">
            <text:p>0.02125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09703" calcext:value-type="float">
            <text:p>0.001097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52667" calcext:value-type="float">
            <text:p>0.0004526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3191" calcext:value-type="float">
            <text:p>0.01331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79336" calcext:value-type="float">
            <text:p>0.002793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931" calcext:value-type="float">
            <text:p>0.01049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80385" calcext:value-type="float">
            <text:p>0.0098038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97535" calcext:value-type="float">
            <text:p>0.008975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79173" calcext:value-type="float">
            <text:p>0.006791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50389" calcext:value-type="float">
            <text:p>0.015038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55667" calcext:value-type="float">
            <text:p>0.01556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0287" calcext:value-type="float">
            <text:p>0.00302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17817" calcext:value-type="float">
            <text:p>0.0041781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80696" calcext:value-type="float">
            <text:p>0.002806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000168011" calcext:value-type="float">
            <text:p>1.68E-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72143" calcext:value-type="float">
            <text:p>0.0006721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2104" calcext:value-type="float">
            <text:p>0.01821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47382" calcext:value-type="float">
            <text:p>0.0054738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33554" calcext:value-type="float">
            <text:p>0.0033355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32244" calcext:value-type="float">
            <text:p>0.005322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4456" calcext:value-type="float">
            <text:p>0.01844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25242" calcext:value-type="float">
            <text:p>0.022524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1098" calcext:value-type="float">
            <text:p>0.01210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22649" calcext:value-type="float">
            <text:p>0.0002226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5476" calcext:value-type="float">
            <text:p>0.011547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22903" calcext:value-type="float">
            <text:p>0.02229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9345" calcext:value-type="float">
            <text:p>0.020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8155" calcext:value-type="float">
            <text:p>0.01681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1429" calcext:value-type="float">
            <text:p>0.010142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2071" calcext:value-type="float">
            <text:p>0.013207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8777" calcext:value-type="float">
            <text:p>0.020877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93764" calcext:value-type="float">
            <text:p>0.0079376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4341" calcext:value-type="float">
            <text:p>0.01343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53464" calcext:value-type="float">
            <text:p>0.00045346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107883" calcext:value-type="float">
            <text:p>0.00010788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16531" calcext:value-type="float">
            <text:p>0.005165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76734" calcext:value-type="float">
            <text:p>0.02767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0376" calcext:value-type="float">
            <text:p>0.010037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1043" calcext:value-type="float">
            <text:p>0.01110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48108" calcext:value-type="float">
            <text:p>0.003481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02931" calcext:value-type="float">
            <text:p>0.0006029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46579" calcext:value-type="float">
            <text:p>0.001465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535415" calcext:value-type="float">
            <text:p>0.0005354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41719" calcext:value-type="float">
            <text:p>0.009417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04197" calcext:value-type="float">
            <text:p>0.030419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9808" calcext:value-type="float">
            <text:p>0.01398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4811" calcext:value-type="float">
            <text:p>0.01448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2286" calcext:value-type="float">
            <text:p>0.013228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84961" calcext:value-type="float">
            <text:p>0.0098496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7276" calcext:value-type="float">
            <text:p>0.021727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22645" calcext:value-type="float">
            <text:p>0.004226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3327" calcext:value-type="float">
            <text:p>0.01333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95751" calcext:value-type="float">
            <text:p>0.0089575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148747" calcext:value-type="float">
            <text:p>0.0001487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62263" calcext:value-type="float">
            <text:p>0.0066226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32444" calcext:value-type="float">
            <text:p>0.006324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5516" calcext:value-type="float">
            <text:p>0.01855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27558" calcext:value-type="float">
            <text:p>0.022755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757" calcext:value-type="float">
            <text:p>0.01275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55042" calcext:value-type="float">
            <text:p>0.0085504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53129" calcext:value-type="float">
            <text:p>0.0045312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32468" calcext:value-type="float">
            <text:p>0.000324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0867" calcext:value-type="float">
            <text:p>0.02008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99015" calcext:value-type="float">
            <text:p>0.00199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3482" calcext:value-type="float">
            <text:p>0.010348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9898" calcext:value-type="float">
            <text:p>0.019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16786" calcext:value-type="float">
            <text:p>0.0081678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578" calcext:value-type="float">
            <text:p>0.01457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17246" calcext:value-type="float">
            <text:p>0.004172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72056" calcext:value-type="float">
            <text:p>0.001720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86574" calcext:value-type="float">
            <text:p>0.0088657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43761" calcext:value-type="float">
            <text:p>0.00024376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95211" calcext:value-type="float">
            <text:p>0.007952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655429" calcext:value-type="float">
            <text:p>0.00065542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214871" calcext:value-type="float">
            <text:p>2.1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6394" calcext:value-type="float">
            <text:p>0.01263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8475" calcext:value-type="float">
            <text:p>0.012847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20579" calcext:value-type="float">
            <text:p>0.02205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114292" calcext:value-type="float">
            <text:p>1.14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7317" calcext:value-type="float">
            <text:p>0.010731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60603" calcext:value-type="float">
            <text:p>0.0606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596806" calcext:value-type="float">
            <text:p>0.05968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28728" calcext:value-type="float">
            <text:p>0.03287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88403" calcext:value-type="float">
            <text:p>0.02884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91442" calcext:value-type="float">
            <text:p>0.03914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84328" calcext:value-type="float">
            <text:p>0.02843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94506" calcext:value-type="float">
            <text:p>0.01945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01437" calcext:value-type="float">
            <text:p>0.03014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0304" calcext:value-type="float">
            <text:p>0.01603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32756" calcext:value-type="float">
            <text:p>0.03327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812284" calcext:value-type="float">
            <text:p>0.081228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401419" calcext:value-type="float">
            <text:p>0.0401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95422" calcext:value-type="float">
            <text:p>0.02954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433856" calcext:value-type="float">
            <text:p>0.04338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454611" calcext:value-type="float">
            <text:p>0.04546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8773" calcext:value-type="float">
            <text:p>0.00887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1802" calcext:value-type="float">
            <text:p>0.01018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4028" calcext:value-type="float">
            <text:p>0.0124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1752" calcext:value-type="float">
            <text:p>0.0121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35833" calcext:value-type="float">
            <text:p>0.03358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822" calcext:value-type="float">
            <text:p>0.0208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47732" calcext:value-type="float">
            <text:p>0.01477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79865" calcext:value-type="float">
            <text:p>0.006798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13181" calcext:value-type="float">
            <text:p>0.03131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3817" calcext:value-type="float">
            <text:p>0.02038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9414" calcext:value-type="float">
            <text:p>0.01394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9864" calcext:value-type="float">
            <text:p>0.01098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62374" calcext:value-type="float">
            <text:p>0.0004623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2586" calcext:value-type="float">
            <text:p>0.01325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05198" calcext:value-type="float">
            <text:p>0.009051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31676" calcext:value-type="float">
            <text:p>0.008316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4145" calcext:value-type="float">
            <text:p>0.01241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093" calcext:value-type="float">
            <text:p>0.01040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093" calcext:value-type="float">
            <text:p>0.01040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26377" calcext:value-type="float">
            <text:p>0.022637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2284" calcext:value-type="float">
            <text:p>0.01222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6144" calcext:value-type="float">
            <text:p>0.00661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22844" calcext:value-type="float">
            <text:p>0.004228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32468" calcext:value-type="float">
            <text:p>0.000324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6791" calcext:value-type="float">
            <text:p>0.00467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84427" calcext:value-type="float">
            <text:p>0.007844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1874" calcext:value-type="float">
            <text:p>0.008187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94257" calcext:value-type="float">
            <text:p>0.0069425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509601" calcext:value-type="float">
            <text:p>0.0005096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251079" calcext:value-type="float">
            <text:p>2.51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655316" calcext:value-type="float">
            <text:p>0.006553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51666" calcext:value-type="float">
            <text:p>0.0045166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155" calcext:value-type="float">
            <text:p>0.01041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649" calcext:value-type="float">
            <text:p>0.0116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3452" calcext:value-type="float">
            <text:p>0.00134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5173" calcext:value-type="float">
            <text:p>0.01051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97392" calcext:value-type="float">
            <text:p>0.0059739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4913" calcext:value-type="float">
            <text:p>0.01649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7234" calcext:value-type="float">
            <text:p>0.01072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198897" calcext:value-type="float">
            <text:p>0.00019889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15228" calcext:value-type="float">
            <text:p>0.03152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87095" calcext:value-type="float">
            <text:p>0.02870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19809" calcext:value-type="float">
            <text:p>0.002198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5152" calcext:value-type="float">
            <text:p>0.01051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8367" calcext:value-type="float">
            <text:p>0.02183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64457" calcext:value-type="float">
            <text:p>0.008644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8767" calcext:value-type="float">
            <text:p>0.01287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25242" calcext:value-type="float">
            <text:p>0.02252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208" calcext:value-type="float">
            <text:p>0.0182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31676" calcext:value-type="float">
            <text:p>0.008316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735225" calcext:value-type="float">
            <text:p>0.0007352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80986" calcext:value-type="float">
            <text:p>0.001809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9943" calcext:value-type="float">
            <text:p>0.01099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14281" calcext:value-type="float">
            <text:p>0.03142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39074" calcext:value-type="float">
            <text:p>0.008390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39419" calcext:value-type="float">
            <text:p>0.0239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4329" calcext:value-type="float">
            <text:p>0.01043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560486" calcext:value-type="float">
            <text:p>0.05604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55378" calcext:value-type="float">
            <text:p>0.005553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57737" calcext:value-type="float">
            <text:p>0.01577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8527" calcext:value-type="float">
            <text:p>0.02085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1887" calcext:value-type="float">
            <text:p>0.01618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81193" calcext:value-type="float">
            <text:p>0.03811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56013" calcext:value-type="float">
            <text:p>0.008560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53705" calcext:value-type="float">
            <text:p>0.002537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20427" calcext:value-type="float">
            <text:p>0.009204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62865" calcext:value-type="float">
            <text:p>0.01628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129701" calcext:value-type="float">
            <text:p>0.0001297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807529" calcext:value-type="float">
            <text:p>0.0008075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12461" calcext:value-type="float">
            <text:p>0.004124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9757" calcext:value-type="float">
            <text:p>0.01097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80876" calcext:value-type="float">
            <text:p>0.001808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3924" calcext:value-type="float">
            <text:p>0.01339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2531" calcext:value-type="float">
            <text:p>0.02125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08411" calcext:value-type="float">
            <text:p>0.002084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92105" calcext:value-type="float">
            <text:p>0.01921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21165" calcext:value-type="float">
            <text:p>0.03211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84489" calcext:value-type="float">
            <text:p>0.005844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04644" calcext:value-type="float">
            <text:p>0.008046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580963" calcext:value-type="float">
            <text:p>0.0580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22752" calcext:value-type="float">
            <text:p>0.0322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10151" calcext:value-type="float">
            <text:p>0.01101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0618" calcext:value-type="float">
            <text:p>0.01206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3447" calcext:value-type="float">
            <text:p>0.01034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5228" calcext:value-type="float">
            <text:p>0.0252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363328" calcext:value-type="float">
            <text:p>0.0003633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2841" calcext:value-type="float">
            <text:p>0.01328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45869" calcext:value-type="float">
            <text:p>0.009458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404857" calcext:value-type="float">
            <text:p>0.004048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347539" calcext:value-type="float">
            <text:p>0.003475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724833" calcext:value-type="float">
            <text:p>0.0007248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880163" calcext:value-type="float">
            <text:p>8.80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39543" calcext:value-type="float">
            <text:p>0.007395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5069" calcext:value-type="float">
            <text:p>0.02050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15131" calcext:value-type="float">
            <text:p>0.02151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100628" calcext:value-type="float">
            <text:p>0.0010062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309213" calcext:value-type="float">
            <text:p>0.03092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1993" calcext:value-type="float">
            <text:p>0.0101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321767" calcext:value-type="float">
            <text:p>0.0003217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988603" calcext:value-type="float">
            <text:p>0.009886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39924" calcext:value-type="float">
            <text:p>0.002399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71" calcext:value-type="float">
            <text:p>0.0127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7324" calcext:value-type="float">
            <text:p>0.01073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02001" calcext:value-type="float">
            <text:p>0.01020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4187" calcext:value-type="float">
            <text:p>0.01241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0241013" calcext:value-type="float">
            <text:p>2.41E-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19763" calcext:value-type="float">
            <text:p>0.0021976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67231" calcext:value-type="float">
            <text:p>0.002672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7893" calcext:value-type="float">
            <text:p>0.01878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52962" calcext:value-type="float">
            <text:p>0.00529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59453" calcext:value-type="float">
            <text:p>0.01594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21242" calcext:value-type="float">
            <text:p>0.0022124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55668" calcext:value-type="float">
            <text:p>0.007556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32573" calcext:value-type="float">
            <text:p>0.007325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260161" calcext:value-type="float">
            <text:p>0.00026016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0000651367" calcext:value-type="float">
            <text:p>6.51E-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31142" calcext:value-type="float">
            <text:p>0.013114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1704" calcext:value-type="float">
            <text:p>0.01217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0459295" calcext:value-type="float">
            <text:p>0.00045929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876789" calcext:value-type="float">
            <text:p>0.0087678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86385" calcext:value-type="float">
            <text:p>0.0186385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table:style-name="ce1" office:value-type="float" office:value="0.0125079" calcext:value-type="float">
            <text:p>1.2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262876" calcext:value-type="float">
            <text:p>0.00262876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5157" calcext:value-type="float">
            <text:p>0.012515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2893" calcext:value-type="float">
            <text:p>0.01228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123987" calcext:value-type="float">
            <text:p>0.01239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205054" calcext:value-type="float">
            <text:p>0.0205054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  <table:table-row table:style-name="ro1">
          <table:table-cell office:value-type="float" office:value="0.00788038" calcext:value-type="float">
            <text:p>0.00788038</text:p>
          </table:table-cell>
          <table:table-cell office:value-type="float" office:value="0.02" calcext:value-type="float">
            <text:p>0.02</text:p>
          </table:table-cell>
          <table:table-cell office:value-type="float" office:value="0.0314055" calcext:value-type="float">
            <text:p>0.0314055</text:p>
          </table:table-cell>
        </table:table-row>
      </table:table>
      <table:table table:name="Sheet5" table:style-name="ta1">
        <table:shapes>
          <draw:frame draw:z-index="0" draw:style-name="gr1" draw:text-style-name="P1" svg:width="1066.85pt" svg:height="603.86pt" svg:x="143.6pt" svg:y="3pt">
            <draw:object draw:notify-on-update-of-ranges="Sheet5.A1:Sheet5.A1 Sheet5.A2:Sheet5.A201 Sheet5.B1:Sheet5.B1 Sheet5.B2:Sheet5.B2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3361" calcext:value-type="float">
            <text:p>0.0013336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84676" calcext:value-type="float">
            <text:p>0.0078467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0524" calcext:value-type="float">
            <text:p>0.0014052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320107" calcext:value-type="float">
            <text:p>0.0003201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28128" calcext:value-type="float">
            <text:p>0.0082812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60773" calcext:value-type="float">
            <text:p>0.0066077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96468" calcext:value-type="float">
            <text:p>0.0059646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5842" calcext:value-type="float">
            <text:p>0.0014584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37081" calcext:value-type="float">
            <text:p>0.013708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9548" calcext:value-type="float">
            <text:p>0.011954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51423" calcext:value-type="float">
            <text:p>0.0085142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20132" calcext:value-type="float">
            <text:p>0.0032013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90118" calcext:value-type="float">
            <text:p>0.0029011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953" calcext:value-type="float">
            <text:p>0.01795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39532" calcext:value-type="float">
            <text:p>0.013953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61383" calcext:value-type="float">
            <text:p>0.0056138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05582" calcext:value-type="float">
            <text:p>0.0010558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4254" calcext:value-type="float">
            <text:p>0.0013425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32689" calcext:value-type="float">
            <text:p>0.0093268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4904" calcext:value-type="float">
            <text:p>0.020490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50395" calcext:value-type="float">
            <text:p>0.0095039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71301" calcext:value-type="float">
            <text:p>0.0017130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67952" calcext:value-type="float">
            <text:p>0.0086795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8878" calcext:value-type="float">
            <text:p>0.010887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33226" calcext:value-type="float">
            <text:p>0.0083322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64296" calcext:value-type="float">
            <text:p>0.0016429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97522" calcext:value-type="float">
            <text:p>0.0099752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9706" calcext:value-type="float">
            <text:p>0.020970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323251" calcext:value-type="float">
            <text:p>0.00032325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001" calcext:value-type="float">
            <text:p>0.001400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0666082" calcext:value-type="float">
            <text:p>6.66E-0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7286" calcext:value-type="float">
            <text:p>0.0013728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66384" calcext:value-type="float">
            <text:p>0.0066638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2656" calcext:value-type="float">
            <text:p>0.007265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644732" calcext:value-type="float">
            <text:p>0.064473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1252" calcext:value-type="float">
            <text:p>0.019125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4299" calcext:value-type="float">
            <text:p>0.003429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8636" calcext:value-type="float">
            <text:p>0.012863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39601" calcext:value-type="float">
            <text:p>0.023960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3059" calcext:value-type="float">
            <text:p>0.011305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0983" calcext:value-type="float">
            <text:p>0.011098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70838" calcext:value-type="float">
            <text:p>0.027083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7064" calcext:value-type="float">
            <text:p>0.014706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07943" calcext:value-type="float">
            <text:p>0.030794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657175" calcext:value-type="float">
            <text:p>0.065717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16593" calcext:value-type="float">
            <text:p>0.021659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30565" calcext:value-type="float">
            <text:p>0.0083056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644" calcext:value-type="float">
            <text:p>0.01964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83018" calcext:value-type="float">
            <text:p>0.0038301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56457" calcext:value-type="float">
            <text:p>0.045645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499" calcext:value-type="float">
            <text:p>0.02049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18685" calcext:value-type="float">
            <text:p>0.0081868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9082" calcext:value-type="float">
            <text:p>0.04908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5642" calcext:value-type="float">
            <text:p>0.0014564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6561" calcext:value-type="float">
            <text:p>0.03656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3474" calcext:value-type="float">
            <text:p>0.012347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81713" calcext:value-type="float">
            <text:p>0.028171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01707" calcext:value-type="float">
            <text:p>0.03017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6904" calcext:value-type="float">
            <text:p>0.016690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37677" calcext:value-type="float">
            <text:p>0.013767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78836" calcext:value-type="float">
            <text:p>0.0077883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74813" calcext:value-type="float">
            <text:p>0.0077481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97692" calcext:value-type="float">
            <text:p>0.0079769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9041" calcext:value-type="float">
            <text:p>0.015904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number-columns-repeated="2"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23377" calcext:value-type="float">
            <text:p>0.032337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88903" calcext:value-type="float">
            <text:p>0.0058890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551214" calcext:value-type="float">
            <text:p>0.055121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76" calcext:value-type="float">
            <text:p>0.0187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16732" calcext:value-type="float">
            <text:p>0.031673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4541" calcext:value-type="float">
            <text:p>0.011454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52294" calcext:value-type="float">
            <text:p>0.0015229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66153" calcext:value-type="float">
            <text:p>0.0026615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0113" calcext:value-type="float">
            <text:p>0.019011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884" calcext:value-type="float">
            <text:p>0.01088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0669062" calcext:value-type="float">
            <text:p>6.69E-0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03482" calcext:value-type="float">
            <text:p>0.0030348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8646" calcext:value-type="float">
            <text:p>0.010864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78722" calcext:value-type="float">
            <text:p>0.0047872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2029" calcext:value-type="float">
            <text:p>0.022202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2728" calcext:value-type="float">
            <text:p>0.016272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63155" calcext:value-type="float">
            <text:p>0.0056315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123185" calcext:value-type="float">
            <text:p>1.23E-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08683" calcext:value-type="float">
            <text:p>0.0010868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113" calcext:value-type="float">
            <text:p>0.01811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59776" calcext:value-type="float">
            <text:p>0.0095977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17344" calcext:value-type="float">
            <text:p>0.021734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149662" calcext:value-type="float">
            <text:p>1.50E-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75397" calcext:value-type="float">
            <text:p>0.0017539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11478" calcext:value-type="float">
            <text:p>0.0041147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4772" calcext:value-type="float">
            <text:p>0.0013477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58852" calcext:value-type="float">
            <text:p>0.0065885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1123" calcext:value-type="float">
            <text:p>0.016112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652" calcext:value-type="float">
            <text:p>0.001465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62205" calcext:value-type="float">
            <text:p>0.0096220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45417" calcext:value-type="float">
            <text:p>0.0084541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861" calcext:value-type="float">
            <text:p>0.01086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81383" calcext:value-type="float">
            <text:p>0.0038138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2317" calcext:value-type="float">
            <text:p>0.011231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48179" calcext:value-type="float">
            <text:p>0.0044817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32213" calcext:value-type="float">
            <text:p>0.0053221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1365" calcext:value-type="float">
            <text:p>0.011136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4586" calcext:value-type="float">
            <text:p>0.016458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15019" calcext:value-type="float">
            <text:p>0.0081501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34783" calcext:value-type="float">
            <text:p>0.0053478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97421" calcext:value-type="float">
            <text:p>0.0039742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52381" calcext:value-type="float">
            <text:p>0.0095238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8715" calcext:value-type="float">
            <text:p>0.010871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43397" calcext:value-type="float">
            <text:p>0.0094339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39246" calcext:value-type="float">
            <text:p>0.0063924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66204" calcext:value-type="float">
            <text:p>0.0056620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2574" calcext:value-type="float">
            <text:p>0.015257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91558" calcext:value-type="float">
            <text:p>0.0099155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7904" calcext:value-type="float">
            <text:p>0.015790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4963" calcext:value-type="float">
            <text:p>0.022496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4447" calcext:value-type="float">
            <text:p>0.010444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81894" calcext:value-type="float">
            <text:p>0.0068189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17764" calcext:value-type="float">
            <text:p>0.0091776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51733" calcext:value-type="float">
            <text:p>0.0095173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0407" calcext:value-type="float">
            <text:p>0.01904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0691414" calcext:value-type="float">
            <text:p>6.91E-0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7372" calcext:value-type="float">
            <text:p>0.015737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54317" calcext:value-type="float">
            <text:p>0.0035431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311181" calcext:value-type="float">
            <text:p>0.00031118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1914" calcext:value-type="float">
            <text:p>0.0013191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89709" calcext:value-type="float">
            <text:p>0.0038970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9034" calcext:value-type="float">
            <text:p>0.003903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36417" calcext:value-type="float">
            <text:p>0.023641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63624" calcext:value-type="float">
            <text:p>0.026362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7648" calcext:value-type="float">
            <text:p>0.0013764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947088" calcext:value-type="float">
            <text:p>0.00094708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109255" calcext:value-type="float">
            <text:p>0.00010925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3086" calcext:value-type="float">
            <text:p>0.005308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09549" calcext:value-type="float">
            <text:p>0.0010954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1039" calcext:value-type="float">
            <text:p>0.015103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9046" calcext:value-type="float">
            <text:p>0.017904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8259" calcext:value-type="float">
            <text:p>0.018825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77495" calcext:value-type="float">
            <text:p>0.0077749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35151" calcext:value-type="float">
            <text:p>0.0093515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0570714" calcext:value-type="float">
            <text:p>5.71E-0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0095" calcext:value-type="float">
            <text:p>0.012009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52751" calcext:value-type="float">
            <text:p>0.0045275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52103" calcext:value-type="float">
            <text:p>0.0045210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65996" calcext:value-type="float">
            <text:p>0.0036599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02692" calcext:value-type="float">
            <text:p>0.0050269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72601" calcext:value-type="float">
            <text:p>0.0037260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88007" calcext:value-type="float">
            <text:p>0.006880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14741" calcext:value-type="float">
            <text:p>0.0031474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61539" calcext:value-type="float">
            <text:p>0.0096153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8633" calcext:value-type="float">
            <text:p>0.0014863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70142" calcext:value-type="float">
            <text:p>0.0097014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78041" calcext:value-type="float">
            <text:p>0.0027804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53029" calcext:value-type="float">
            <text:p>0.0095302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8778" calcext:value-type="float">
            <text:p>0.010877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0628829" calcext:value-type="float">
            <text:p>6.29E-0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90054" calcext:value-type="float">
            <text:p>0.0039005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2302" calcext:value-type="float">
            <text:p>0.01623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0407" calcext:value-type="float">
            <text:p>0.01204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6945" calcext:value-type="float">
            <text:p>0.0013694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0011" calcext:value-type="float">
            <text:p>0.014001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38415" calcext:value-type="float">
            <text:p>0.023841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63107" calcext:value-type="float">
            <text:p>0.001631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996" calcext:value-type="float">
            <text:p>0.01099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9431" calcext:value-type="float">
            <text:p>0.015943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56493" calcext:value-type="float">
            <text:p>0.0065649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95431" calcext:value-type="float">
            <text:p>0.0079543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2574" calcext:value-type="float">
            <text:p>0.008257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32295" calcext:value-type="float">
            <text:p>0.023229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9721" calcext:value-type="float">
            <text:p>0.014972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83393" calcext:value-type="float">
            <text:p>0.0028339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62832" calcext:value-type="float">
            <text:p>0.0086283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6083" calcext:value-type="float">
            <text:p>0.008608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5645" calcext:value-type="float">
            <text:p>0.0013564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1694" calcext:value-type="float">
            <text:p>0.020169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6327" calcext:value-type="float">
            <text:p>0.022632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316381" calcext:value-type="float">
            <text:p>0.00031638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9153" calcext:value-type="float">
            <text:p>0.010915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0056" calcext:value-type="float">
            <text:p>0.014005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13671" calcext:value-type="float">
            <text:p>0.0213671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06946" calcext:value-type="float">
            <text:p>0.040694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334" calcext:value-type="float">
            <text:p>0.019334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7987" calcext:value-type="float">
            <text:p>0.010798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38955" calcext:value-type="float">
            <text:p>0.013895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77998" calcext:value-type="float">
            <text:p>0.00377998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56343" calcext:value-type="float">
            <text:p>0.00256343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74636" calcext:value-type="float">
            <text:p>0.0097463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295177" calcext:value-type="float">
            <text:p>0.00029517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5089" calcext:value-type="float">
            <text:p>0.016508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1735" calcext:value-type="float">
            <text:p>0.0181735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68352" calcext:value-type="float">
            <text:p>0.0016835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06669" calcext:value-type="float">
            <text:p>0.00306669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33822" calcext:value-type="float">
            <text:p>0.013382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78336" calcext:value-type="float">
            <text:p>0.00378336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62482" calcext:value-type="float">
            <text:p>0.00162482</text:p>
          </table:table-cell>
          <table:table-cell office:value-type="float" office:value="0.029376" calcext:value-type="float">
            <text:p>0.029376</text:p>
          </table:table-cell>
        </table:table-row>
      </table:table>
      <table:table table:name="Sheet6" table:style-name="ta1">
        <table:shapes>
          <draw:frame draw:z-index="0" draw:style-name="gr1" draw:text-style-name="P1" svg:width="1130.06pt" svg:height="562.45pt" svg:x="209.14pt" svg:y="15.82pt">
            <draw:object draw:notify-on-update-of-ranges="Sheet6.A2:Sheet6.A248 Sheet6.B2:Sheet6.B248 Sheet6.C2:Sheet6.C2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.00952986" calcext:value-type="float">
            <text:p>0.0095298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2962" calcext:value-type="float">
            <text:p>0.0014296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79658" calcext:value-type="float">
            <text:p>0.0027965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60872" calcext:value-type="float">
            <text:p>0.0096087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5238" calcext:value-type="float">
            <text:p>0.019523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51502" calcext:value-type="float">
            <text:p>0.008515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76706" calcext:value-type="float">
            <text:p>0.0027670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8052" calcext:value-type="float">
            <text:p>0.010805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0433" calcext:value-type="float">
            <text:p>0.012043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5477" calcext:value-type="float">
            <text:p>0.011547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19759" calcext:value-type="float">
            <text:p>0.021975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66698" calcext:value-type="float">
            <text:p>0.0086669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95211" calcext:value-type="float">
            <text:p>0.009952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55103" calcext:value-type="float">
            <text:p>0.006551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54478" calcext:value-type="float">
            <text:p>0.0065447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75071" calcext:value-type="float">
            <text:p>0.0087507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11705" calcext:value-type="float">
            <text:p>0.021170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47421" calcext:value-type="float">
            <text:p>0.024742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2211" calcext:value-type="float">
            <text:p>0.02022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24176" calcext:value-type="float">
            <text:p>0.0082417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0157" calcext:value-type="float">
            <text:p>0.011015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14558" calcext:value-type="float">
            <text:p>0.021455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4401" calcext:value-type="float">
            <text:p>0.010440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20185" calcext:value-type="float">
            <text:p>0.0072018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56233" calcext:value-type="float">
            <text:p>0.0045623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0776" calcext:value-type="float">
            <text:p>0.018077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48797" calcext:value-type="float">
            <text:p>0.0064879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00163" calcext:value-type="float">
            <text:p>0.0050016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12046" calcext:value-type="float">
            <text:p>0.0312046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19961" calcext:value-type="float">
            <text:p>0.00819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7187" calcext:value-type="float">
            <text:p>0.022718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6192" calcext:value-type="float">
            <text:p>0.01261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01018" calcext:value-type="float">
            <text:p>0.0090101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6594" calcext:value-type="float">
            <text:p>0.01565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86875" calcext:value-type="float">
            <text:p>0.0058687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8979" calcext:value-type="float">
            <text:p>0.00189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97085" calcext:value-type="float">
            <text:p>0.003970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335" calcext:value-type="float">
            <text:p>0.01033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13468" calcext:value-type="float">
            <text:p>0.002134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88461" calcext:value-type="float">
            <text:p>0.02884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09865" calcext:value-type="float">
            <text:p>0.03098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9705" calcext:value-type="float">
            <text:p>0.02297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7179" calcext:value-type="float">
            <text:p>0.01271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25" calcext:value-type="float">
            <text:p>0.011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3441" calcext:value-type="float">
            <text:p>0.01934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0468" calcext:value-type="float">
            <text:p>0.01904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14994" calcext:value-type="float">
            <text:p>0.00814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7344" calcext:value-type="float">
            <text:p>0.0013734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7968" calcext:value-type="float">
            <text:p>0.01779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8162" calcext:value-type="float">
            <text:p>0.017816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1151" calcext:value-type="float">
            <text:p>0.01711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03072" calcext:value-type="float">
            <text:p>0.030307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7221" calcext:value-type="float">
            <text:p>0.0272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922" calcext:value-type="float">
            <text:p>0.01792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580455" calcext:value-type="float">
            <text:p>0.058045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6688" calcext:value-type="float">
            <text:p>0.02066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94393" calcext:value-type="float">
            <text:p>0.0019439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60783" calcext:value-type="float">
            <text:p>0.0056078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49053" calcext:value-type="float">
            <text:p>0.034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9969" calcext:value-type="float">
            <text:p>0.011996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02969" calcext:value-type="float">
            <text:p>0.030296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54605" calcext:value-type="float">
            <text:p>0.02546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155" calcext:value-type="float">
            <text:p>0.01515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4448" calcext:value-type="float">
            <text:p>0.019444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32927" calcext:value-type="float">
            <text:p>0.01329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8064" calcext:value-type="float">
            <text:p>0.01680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553509" calcext:value-type="float">
            <text:p>0.05535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5682" calcext:value-type="float">
            <text:p>0.016568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37323" calcext:value-type="float">
            <text:p>0.0337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81963" calcext:value-type="float">
            <text:p>0.0381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72094" calcext:value-type="float">
            <text:p>0.0037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3177" calcext:value-type="float">
            <text:p>0.0231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80823" calcext:value-type="float">
            <text:p>0.004808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33178" calcext:value-type="float">
            <text:p>0.009331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43558" calcext:value-type="float">
            <text:p>0.003435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6874" calcext:value-type="float">
            <text:p>0.01268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79289" calcext:value-type="float">
            <text:p>0.006792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30717" calcext:value-type="float">
            <text:p>0.0053071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16768" calcext:value-type="float">
            <text:p>0.001167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74452" calcext:value-type="float">
            <text:p>0.0067445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5045" calcext:value-type="float">
            <text:p>0.01750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31348" calcext:value-type="float">
            <text:p>0.00931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558004" calcext:value-type="float">
            <text:p>0.0005580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6351" calcext:value-type="float">
            <text:p>0.01463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5166" calcext:value-type="float">
            <text:p>0.015516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86034" calcext:value-type="float">
            <text:p>0.00286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79563" calcext:value-type="float">
            <text:p>0.0057956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0626" calcext:value-type="float">
            <text:p>0.011062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29523" calcext:value-type="float">
            <text:p>0.0092952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76741" calcext:value-type="float">
            <text:p>0.0017674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69704" calcext:value-type="float">
            <text:p>0.004697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69704" calcext:value-type="float">
            <text:p>0.004697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22009" calcext:value-type="float">
            <text:p>2.20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99041" calcext:value-type="float">
            <text:p>0.0049904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06615" calcext:value-type="float">
            <text:p>0.007066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7286" calcext:value-type="float">
            <text:p>0.010728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7381" calcext:value-type="float">
            <text:p>0.002738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342876" calcext:value-type="float">
            <text:p>3.43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10049" calcext:value-type="float">
            <text:p>0.0041004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8671" calcext:value-type="float">
            <text:p>0.018867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5719" calcext:value-type="float">
            <text:p>0.01857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10873" calcext:value-type="float">
            <text:p>1.09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3247" calcext:value-type="float">
            <text:p>0.02324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626037" calcext:value-type="float">
            <text:p>0.062603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642302" calcext:value-type="float">
            <text:p>0.0642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43505" calcext:value-type="float">
            <text:p>0.02435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2094" calcext:value-type="float">
            <text:p>0.006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56222" calcext:value-type="float">
            <text:p>0.025622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1067" calcext:value-type="float">
            <text:p>0.0151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29312" calcext:value-type="float">
            <text:p>0.0062931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84341" calcext:value-type="float">
            <text:p>0.02843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08171" calcext:value-type="float">
            <text:p>0.0408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26668" calcext:value-type="float">
            <text:p>0.03266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82935" calcext:value-type="float">
            <text:p>0.048293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13903" calcext:value-type="float">
            <text:p>0.0313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56463" calcext:value-type="float">
            <text:p>0.003564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8982" calcext:value-type="float">
            <text:p>0.038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15641" calcext:value-type="float">
            <text:p>0.03156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42355" calcext:value-type="float">
            <text:p>0.0094235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07876" calcext:value-type="float">
            <text:p>0.005078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5545" calcext:value-type="float">
            <text:p>0.01955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3494" calcext:value-type="float">
            <text:p>0.02234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2173" calcext:value-type="float">
            <text:p>0.019217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8913" calcext:value-type="float">
            <text:p>0.01289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1892" calcext:value-type="float">
            <text:p>0.02218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64142" calcext:value-type="float">
            <text:p>0.00064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3994" calcext:value-type="float">
            <text:p>0.043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80985" calcext:value-type="float">
            <text:p>0.0380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3602" calcext:value-type="float">
            <text:p>0.0063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91697" calcext:value-type="float">
            <text:p>0.02916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0088" calcext:value-type="float">
            <text:p>0.0160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87883" calcext:value-type="float">
            <text:p>0.00787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59792" calcext:value-type="float">
            <text:p>0.006597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9053" calcext:value-type="float">
            <text:p>0.020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4427" calcext:value-type="float">
            <text:p>0.01244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7831" calcext:value-type="float">
            <text:p>0.010783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0348" calcext:value-type="float">
            <text:p>0.0110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87507" calcext:value-type="float">
            <text:p>0.0028750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8698" calcext:value-type="float">
            <text:p>0.01186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7221" calcext:value-type="float">
            <text:p>0.01472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2923" calcext:value-type="float">
            <text:p>0.00929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27291" calcext:value-type="float">
            <text:p>0.0052729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34355" calcext:value-type="float">
            <text:p>0.0033435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22459" calcext:value-type="float">
            <text:p>0.0062245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48389" calcext:value-type="float">
            <text:p>0.0094838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32611" calcext:value-type="float">
            <text:p>0.00732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85207" calcext:value-type="float">
            <text:p>0.0028520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" calcext:value-type="float">
            <text:p>0.00E+00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5404" calcext:value-type="float">
            <text:p>0.01854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01258" calcext:value-type="float">
            <text:p>0.0030125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9515" calcext:value-type="float">
            <text:p>0.01995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3344" calcext:value-type="float">
            <text:p>0.010334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21965" calcext:value-type="float">
            <text:p>0.0012196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11474" calcext:value-type="float">
            <text:p>0.0091147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02304" calcext:value-type="float">
            <text:p>0.008023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69494" calcext:value-type="float">
            <text:p>0.0066949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66881" calcext:value-type="float">
            <text:p>0.00266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255354" calcext:value-type="float">
            <text:p>0.0025535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24992" calcext:value-type="float">
            <text:p>0.0052499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11459" calcext:value-type="float">
            <text:p>0.0081145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177" calcext:value-type="float">
            <text:p>0.01217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23883" calcext:value-type="float">
            <text:p>0.0042388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23844" calcext:value-type="float">
            <text:p>0.0092384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3004" calcext:value-type="float">
            <text:p>0.023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301883" calcext:value-type="float">
            <text:p>0.00030188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87076" calcext:value-type="float">
            <text:p>0.0187076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4678" calcext:value-type="float">
            <text:p>0.012467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7849" calcext:value-type="float">
            <text:p>0.012784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67355" calcext:value-type="float">
            <text:p>0.0016735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57173" calcext:value-type="float">
            <text:p>0.035717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645459" calcext:value-type="float">
            <text:p>0.06454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2704" calcext:value-type="float">
            <text:p>0.01527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29766" calcext:value-type="float">
            <text:p>0.04297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0159" calcext:value-type="float">
            <text:p>0.01601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6751" calcext:value-type="float">
            <text:p>0.01167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86089" calcext:value-type="float">
            <text:p>0.0860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56067" calcext:value-type="float">
            <text:p>0.0356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7985" calcext:value-type="float">
            <text:p>0.0177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535028" calcext:value-type="float">
            <text:p>0.0535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5051" calcext:value-type="float">
            <text:p>0.00650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64103" calcext:value-type="float">
            <text:p>0.02641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0191" calcext:value-type="float">
            <text:p>0.012019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53965" calcext:value-type="float">
            <text:p>0.03539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97928" calcext:value-type="float">
            <text:p>0.001979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28919" calcext:value-type="float">
            <text:p>0.0092891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28526" calcext:value-type="float">
            <text:p>0.00928526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504" calcext:value-type="float">
            <text:p>0.0145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85204" calcext:value-type="float">
            <text:p>0.03852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39147" calcext:value-type="float">
            <text:p>0.0033914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16634" calcext:value-type="float">
            <text:p>0.021663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57192" calcext:value-type="float">
            <text:p>0.009571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95966" calcext:value-type="float">
            <text:p>0.01959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87197" calcext:value-type="float">
            <text:p>0.009871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09238" calcext:value-type="float">
            <text:p>0.04092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74545" calcext:value-type="float">
            <text:p>0.01745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551001" calcext:value-type="float">
            <text:p>0.05510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415814" calcext:value-type="float">
            <text:p>0.04158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28688" calcext:value-type="float">
            <text:p>0.007286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493357" calcext:value-type="float">
            <text:p>0.004933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88305" calcext:value-type="float">
            <text:p>0.03883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77995" calcext:value-type="float">
            <text:p>0.02779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40794" calcext:value-type="float">
            <text:p>0.02407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1677" calcext:value-type="float">
            <text:p>0.02016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369638" calcext:value-type="float">
            <text:p>0.0003696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04653" calcext:value-type="float">
            <text:p>0.0050465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08911" calcext:value-type="float">
            <text:p>0.001089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844419" calcext:value-type="float">
            <text:p>0.000844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158775" calcext:value-type="float">
            <text:p>1.59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43472" calcext:value-type="float">
            <text:p>0.014347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68673" calcext:value-type="float">
            <text:p>0.0168673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378741" calcext:value-type="float">
            <text:p>0.03787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26355" calcext:value-type="float">
            <text:p>0.0092635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27021" calcext:value-type="float">
            <text:p>0.02270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1942" calcext:value-type="float">
            <text:p>0.01219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80586" calcext:value-type="float">
            <text:p>0.008805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7376" calcext:value-type="float">
            <text:p>0.01573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521988" calcext:value-type="float">
            <text:p>5.22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61664" calcext:value-type="float">
            <text:p>0.009616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527291" calcext:value-type="float">
            <text:p>0.00527291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1065" calcext:value-type="float">
            <text:p>0.0111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37132" calcext:value-type="float">
            <text:p>0.013713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107681" calcext:value-type="float">
            <text:p>1.08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7345" calcext:value-type="float">
            <text:p>0.01073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43862" calcext:value-type="float">
            <text:p>0.00143862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2099" calcext:value-type="float">
            <text:p>0.02020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956908" calcext:value-type="float">
            <text:p>0.00095690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04547" calcext:value-type="float">
            <text:p>0.0204547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7019" calcext:value-type="float">
            <text:p>0.0107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780068" calcext:value-type="float">
            <text:p>0.0078006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311592" calcext:value-type="float">
            <text:p>0.0031159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950824" calcext:value-type="float">
            <text:p>0.0095082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136825" calcext:value-type="float">
            <text:p>0.0013682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672354" calcext:value-type="float">
            <text:p>0.0067235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21424" calcext:value-type="float">
            <text:p>0.0121424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811459" calcext:value-type="float">
            <text:p>0.0081145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252125" calcext:value-type="float">
            <text:p>0.025212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58488" calcext:value-type="float">
            <text:p>0.015848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table:style-name="ce1" office:value-type="float" office:value="0.0000756383" calcext:value-type="float">
            <text:p>7.56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00955269" calcext:value-type="float">
            <text:p>0.00095526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09789" calcext:value-type="float">
            <text:p>0.0109789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9342" calcext:value-type="float">
            <text:p>0.011934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9342" calcext:value-type="float">
            <text:p>0.011934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5702" calcext:value-type="float">
            <text:p>0.01157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  <table:table-row table:style-name="ro1">
          <table:table-cell office:value-type="float" office:value="0.0118472" calcext:value-type="float">
            <text:p>0.0118472</text:p>
          </table:table-cell>
          <table:table-cell office:value-type="float" office:value="0.02" calcext:value-type="float">
            <text:p>0.02</text:p>
          </table:table-cell>
          <table:table-cell office:value-type="float" office:value="0.029376" calcext:value-type="float">
            <text:p>0.029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47:56.055547717</meta:creation-date>
    <dc:date>2019-04-16T17:08:45.011619357</dc:date>
    <meta:editing-duration>PT20M16S</meta:editing-duration>
    <meta:editing-cycles>1</meta:editing-cycles>
    <meta:document-statistic meta:table-count="6" meta:cell-count="3477" meta:object-count="6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375cm" svg:height="20.573cm" xlink:href=".." xlink:type="simple" chart:class="chart:line" chart:style-name="ch1">
        <chart:legend chart:legend-position="end" svg:x="37.523cm" svg:y="9.738cm" style:legend-expansion="high" chart:style-name="ch2"/>
        <chart:plot-area chart:style-name="ch3" table:cell-range-address="ludoTre.A2:ludoTre.B201" svg:x="0.807cm" svg:y="0.411cm" svg:width="35.909cm" svg:height="19.751cm">
          <chartooo:coordinate-region svg:x="1.719cm" svg:y="0.532cm" svg:width="34.997cm" svg:height="18.6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doTre.A2:ludoTre.A201" chart:class="chart:line">
            <chart:data-point chart:repeated="200"/>
          </chart:series>
          <chart:series chart:style-name="ch7" chart:values-cell-range-address="ludoTre.B2:ludoTre.B20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udoTre.A2:ludoTre.A201</svg:desc>
                </draw:g>
              </table:table-cell>
              <table:table-cell office:value-type="float" office:value="0.0302318">
                <text:p>0.0302318</text:p>
                <draw:g>
                  <svg:desc>ludoTre.B2:ludoTre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2197">
                <text:p>0.0029219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7356">
                <text:p>0.0013735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9562">
                <text:p>0.022956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17858">
                <text:p>0.00041785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92088">
                <text:p>0.0089208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0809">
                <text:p>0.013080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5438">
                <text:p>0.010543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1598">
                <text:p>0.0015159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2181">
                <text:p>0.0095218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0727">
                <text:p>0.012072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0151">
                <text:p>0.018015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9505">
                <text:p>0.020950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4603">
                <text:p>0.018460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7219">
                <text:p>0.013721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1023">
                <text:p>0.0022102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47855">
                <text:p>0.0064785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1641">
                <text:p>0.011164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0677">
                <text:p>0.013067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22086">
                <text:p>0.0072208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77303">
                <text:p>0.0037730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27628">
                <text:p>0.0062762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17849">
                <text:p>0.0091784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24742">
                <text:p>0.0022474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2156">
                <text:p>0.020215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4935">
                <text:p>0.017493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93626">
                <text:p>0.00019362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59323">
                <text:p>0.0065932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7985">
                <text:p>0.004798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291">
                <text:p>0.01529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3561">
                <text:p>0.025356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5766">
                <text:p>0.011576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00272">
                <text:p>0.0090027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03809">
                <text:p>0.0090380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7144">
                <text:p>0.002714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5461">
                <text:p>0.011546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25414">
                <text:p>0.0082541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72658">
                <text:p>0.0027265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0602">
                <text:p>0.04906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6228">
                <text:p>0.025622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43426">
                <text:p>0.034342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7573">
                <text:p>0.011757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88706">
                <text:p>0.0058870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44015">
                <text:p>0.0094401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904">
                <text:p>0.02890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4005">
                <text:p>0.027400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7707">
                <text:p>0.01277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8033">
                <text:p>0.016803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20835">
                <text:p>0.0072083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44034">
                <text:p>0.0064403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08708">
                <text:p>0.030870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7279">
                <text:p>0.019727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618252">
                <text:p>0.0061825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31752">
                <text:p>0.013175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8363">
                <text:p>0.018836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25161">
                <text:p>0.032516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22699">
                <text:p>0.0062269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6449">
                <text:p>0.021644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43345">
                <text:p>0.0094334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00272">
                <text:p>0.030027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896588">
                <text:p>0.0089658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82683">
                <text:p>0.018268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20233">
                <text:p>0.052023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38789">
                <text:p>0.0043878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869921">
                <text:p>0.0086992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12316">
                <text:p>0.011231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838">
                <text:p>0.01683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97793">
                <text:p>0.029779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64454">
                <text:p>0.026445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39377">
                <text:p>0.053937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137">
                <text:p>0.01313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65074">
                <text:p>0.026507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17997">
                <text:p>0.031799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41557">
                <text:p>0.034155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50182">
                <text:p>0.045018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2585">
                <text:p>0.027258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8879">
                <text:p>0.011887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5796">
                <text:p>0.020579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27938">
                <text:p>0.0042793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1657">
                <text:p>0.009165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35973">
                <text:p>0.0063597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85585">
                <text:p>0.0088558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58906">
                <text:p>0.0035890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4499">
                <text:p>0.011449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75675">
                <text:p>0.017567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0582">
                <text:p>0.005058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52968">
                <text:p>0.0025296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68136">
                <text:p>0.016813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68247">
                <text:p>0.016824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3181">
                <text:p>0.011318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62449">
                <text:p>0.016244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7718">
                <text:p>0.013771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83391">
                <text:p>0.0088339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111163">
                <text:p>0.000011116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40132">
                <text:p>0.0024013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746396">
                <text:p>0.0074639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46359">
                <text:p>0.00014635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14677">
                <text:p>0.011467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57403">
                <text:p>0.0025740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0357">
                <text:p>0.005035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01589">
                <text:p>0.010158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23072">
                <text:p>0.0012307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1702">
                <text:p>0.01517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8283">
                <text:p>0.013828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20249">
                <text:p>0.0012024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04515">
                <text:p>0.020451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42699">
                <text:p>0.014269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11488">
                <text:p>0.0011148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41234">
                <text:p>0.014123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02318">
                <text:p>0.030231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23747">
                <text:p>0.012374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0401">
                <text:p>0.010040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42801">
                <text:p>0.0014280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50709">
                <text:p>0.015070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75439">
                <text:p>0.017543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24391">
                <text:p>0.0062439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507829">
                <text:p>0.0050782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5197">
                <text:p>0.018519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57446">
                <text:p>0.0015744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85587">
                <text:p>0.0048558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91605">
                <text:p>0.0039160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9294">
                <text:p>0.013929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1522">
                <text:p>0.020152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635982">
                <text:p>0.0063598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48531">
                <text:p>0.0024853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0538">
                <text:p>0.013053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93252">
                <text:p>0.019325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111461">
                <text:p>0.000011146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82975">
                <text:p>0.018297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56366">
                <text:p>0.015636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2402">
                <text:p>0.01724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09855">
                <text:p>0.010985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831038">
                <text:p>0.00083103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2221">
                <text:p>0.006222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16602">
                <text:p>0.005166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42969">
                <text:p>0.00054296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38824">
                <text:p>0.023882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7791">
                <text:p>0.03779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08121">
                <text:p>0.0050812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8496">
                <text:p>0.005849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5395">
                <text:p>0.013539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5923">
                <text:p>0.011592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01539">
                <text:p>0.0010153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18395">
                <text:p>0.0061839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01767">
                <text:p>0.020176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79024">
                <text:p>0.017902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21134">
                <text:p>0.0062113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15922">
                <text:p>0.0011592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60716">
                <text:p>0.016071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722685">
                <text:p>0.0072268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9491">
                <text:p>0.013949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75214">
                <text:p>0.0037521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716472">
                <text:p>0.0071647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75527">
                <text:p>0.0037552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07859">
                <text:p>0.010785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86065">
                <text:p>0.0088606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76153">
                <text:p>0.0037615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76153">
                <text:p>0.0037615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67902">
                <text:p>0.002679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14315">
                <text:p>0.011431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81155">
                <text:p>0.0078115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75938">
                <text:p>0.0037593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56231">
                <text:p>0.0025623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75879">
                <text:p>0.0037587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84076">
                <text:p>0.018407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475839">
                <text:p>0.0047583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78858">
                <text:p>0.00478858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953695">
                <text:p>0.0095369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830442">
                <text:p>0.00083044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49943">
                <text:p>0.0149943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63457">
                <text:p>0.0086345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3097">
                <text:p>0.019309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37687">
                <text:p>0.00013768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6759">
                <text:p>0.0166759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1454">
                <text:p>0.01145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22394">
                <text:p>0.012239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4582">
                <text:p>0.003458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13764">
                <text:p>0.00613764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41087">
                <text:p>0.014108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9036">
                <text:p>0.012903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48647">
                <text:p>0.0044864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84572">
                <text:p>0.0018457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06661">
                <text:p>0.0090666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19661">
                <text:p>0.0041966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03096">
                <text:p>0.020309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23461">
                <text:p>0.00223461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39125">
                <text:p>0.013912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39445">
                <text:p>0.000139445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744206">
                <text:p>0.0074420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39086">
                <text:p>0.0139086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8456">
                <text:p>0.0088456</text:p>
              </table:table-cell>
              <table:table-cell office:value-type="float" office:value="0.0302318">
                <text:p>0.0302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82cm" svg:height="20.294cm" xlink:href=".." xlink:type="simple" chart:class="chart:line" chart:style-name="ch1">
        <chart:legend chart:legend-position="end" svg:x="32.83cm" svg:y="9.35cm" style:legend-expansion="high" chart:style-name="ch2"/>
        <chart:plot-area chart:style-name="ch3" table:cell-range-address="lutoTest.A2:lutoTest.C248" svg:x="0.713cm" svg:y="0.405cm" svg:width="31.404cm" svg:height="19.484cm">
          <chartooo:coordinate-region svg:x="1.625cm" svg:y="0.526cm" svg:width="30.475cm" svg:height="18.3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toTest.A2:lutoTest.A248" chart:class="chart:line">
            <chart:data-point chart:repeated="247"/>
          </chart:series>
          <chart:series chart:style-name="ch7" chart:values-cell-range-address="lutoTest.B2:lutoTest.B248" chart:class="chart:line">
            <chart:data-point chart:repeated="247"/>
          </chart:series>
          <chart:series chart:style-name="ch8" chart:values-cell-range-address="lutoTest.C2:lutoTest.C248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5414">
                <text:p>0.0115414</text:p>
                <draw:g>
                  <svg:desc>lutoTest.A2:lutoTest.A248</svg:desc>
                </draw:g>
              </table:table-cell>
              <table:table-cell office:value-type="float" office:value="0.02">
                <text:p>0.02</text:p>
                <draw:g>
                  <svg:desc>lutoTest.B2:lutoTest.B248</svg:desc>
                </draw:g>
              </table:table-cell>
              <table:table-cell office:value-type="float" office:value="0.0302318">
                <text:p>0.0302318</text:p>
                <draw:g>
                  <svg:desc>lutoTest.C2:lutoTest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6699">
                <text:p>0.010669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47828">
                <text:p>0.0044782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60413">
                <text:p>0.0026041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0736">
                <text:p>0.024073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715">
                <text:p>0.01271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7424">
                <text:p>0.0011742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745">
                <text:p>0.017574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3057">
                <text:p>0.0213057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8438">
                <text:p>0.0015843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0872">
                <text:p>0.0140872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90524">
                <text:p>0.0039052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3723">
                <text:p>0.015372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258">
                <text:p>0.0025625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2591">
                <text:p>0.015259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384">
                <text:p>0.002438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6426">
                <text:p>0.011642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2695">
                <text:p>0.025269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63259">
                <text:p>0.026325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5938">
                <text:p>0.0037593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43501">
                <text:p>0.0064350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90655">
                <text:p>0.0039065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0279">
                <text:p>0.020027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00279">
                <text:p>0.020027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20586">
                <text:p>0.0012058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56373">
                <text:p>0.0035637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87494">
                <text:p>0.0048749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06345">
                <text:p>0.0090634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2874">
                <text:p>0.020287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11732">
                <text:p>0.0211732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7224">
                <text:p>0.023722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93224">
                <text:p>0.0039322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9867">
                <text:p>0.033986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02544">
                <text:p>0.0030254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0418">
                <text:p>0.0058041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165">
                <text:p>0.02316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91203">
                <text:p>0.0089120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6728">
                <text:p>0.017672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01254">
                <text:p>0.0050125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91173">
                <text:p>0.029117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6827">
                <text:p>0.026682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35845">
                <text:p>0.013584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34906">
                <text:p>0.013490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28635">
                <text:p>0.0042863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81116">
                <text:p>0.0078111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106">
                <text:p>0.01010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2405">
                <text:p>0.011240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90734">
                <text:p>0.0049073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5312">
                <text:p>0.0125312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46531">
                <text:p>0.0024653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3622">
                <text:p>0.0113622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95961">
                <text:p>0.0049596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4215">
                <text:p>0.03421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65817">
                <text:p>0.056581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78191">
                <text:p>0.0017819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84348">
                <text:p>0.038434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31922">
                <text:p>0.013192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5836">
                <text:p>0.017583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22126">
                <text:p>0.0092212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6722">
                <text:p>0.011672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52241">
                <text:p>0.075224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4569">
                <text:p>0.020456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5348">
                <text:p>0.017534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8159">
                <text:p>0.033815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37223">
                <text:p>0.013722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16332">
                <text:p>0.011633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8053">
                <text:p>0.0029805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6213">
                <text:p>0.0019621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3515">
                <text:p>0.013351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46361">
                <text:p>0.024636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25164">
                <text:p>0.052516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70262">
                <text:p>0.077026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08861">
                <text:p>0.0090886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13">
                <text:p>0.0491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22419">
                <text:p>0.0062241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2106">
                <text:p>0.015210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42994">
                <text:p>0.014299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575408">
                <text:p>0.0057540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6335">
                <text:p>0.011633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5141">
                <text:p>0.015514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4006">
                <text:p>0.012400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8566">
                <text:p>0.017856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62265">
                <text:p>0.0036226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69413">
                <text:p>0.0096941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623691">
                <text:p>0.0062369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38576">
                <text:p>0.0053857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67383">
                <text:p>0.0076738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25273">
                <text:p>0.0022527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21196">
                <text:p>0.0042119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04225">
                <text:p>0.0080422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23888">
                <text:p>0.0012388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34">
                <text:p>0.0103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613105">
                <text:p>0.0061310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23447">
                <text:p>0.00123447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8959">
                <text:p>0.012895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9046">
                <text:p>0.004904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5306">
                <text:p>0.011530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15306">
                <text:p>0.011530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29779">
                <text:p>0.00042977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47659">
                <text:p>0.0084765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8991">
                <text:p>0.011899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0774">
                <text:p>0.018077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333786">
                <text:p>0.000033378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78651">
                <text:p>0.0077865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12534">
                <text:p>0.0051253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11043">
                <text:p>0.0061104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07613">
                <text:p>0.0060761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59599">
                <text:p>0.0025959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334084">
                <text:p>0.000033408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66439">
                <text:p>0.026643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19119">
                <text:p>0.061911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04202">
                <text:p>0.050420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42">
                <text:p>0.0244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55927">
                <text:p>0.0025592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75697">
                <text:p>0.0017569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09171">
                <text:p>0.020917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9492">
                <text:p>0.025949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96159">
                <text:p>0.029615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5894">
                <text:p>0.024589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57636">
                <text:p>0.015763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21187">
                <text:p>0.062118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58323">
                <text:p>0.055832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7641">
                <text:p>0.02764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27799">
                <text:p>0.042779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5417">
                <text:p>0.041541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47297">
                <text:p>0.024729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41384">
                <text:p>0.014138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7954">
                <text:p>0.031795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920683">
                <text:p>0.0092068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08234">
                <text:p>0.030823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66833">
                <text:p>0.0086683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339">
                <text:p>0.0233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8255">
                <text:p>0.004825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7849">
                <text:p>0.03784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09611">
                <text:p>0.0070961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6233">
                <text:p>0.011623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818998">
                <text:p>0.0081899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36735">
                <text:p>0.023673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56963">
                <text:p>0.015696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50779">
                <text:p>0.015077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40423">
                <text:p>0.0034042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48288">
                <text:p>0.0054828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3171">
                <text:p>0.014317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21678">
                <text:p>0.0052167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09518">
                <text:p>0.010951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09518">
                <text:p>0.010951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73837">
                <text:p>0.0037383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78991">
                <text:p>0.017899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91829">
                <text:p>0.029182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47015">
                <text:p>0.0147015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975671">
                <text:p>0.0097567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84108">
                <text:p>0.0058410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836819">
                <text:p>0.0083681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2437">
                <text:p>0.0112437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8073">
                <text:p>0.021807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2749">
                <text:p>0.014274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910759">
                <text:p>0.000091075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42881">
                <text:p>0.024288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38382">
                <text:p>0.00338382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52955">
                <text:p>0.035295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38396">
                <text:p>0.0063839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25733">
                <text:p>0.012573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66151">
                <text:p>0.0086615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25473">
                <text:p>0.0062547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77092">
                <text:p>0.0037709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90264">
                <text:p>0.0039026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39079">
                <text:p>0.0053907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41662">
                <text:p>0.014166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52573">
                <text:p>0.025257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57169">
                <text:p>0.0035716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612774">
                <text:p>0.0061277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0168">
                <text:p>0.025016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2359">
                <text:p>0.0060235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6353">
                <text:p>0.01635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65196">
                <text:p>0.0026519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889748">
                <text:p>0.00088974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56426">
                <text:p>0.015642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767526">
                <text:p>0.0076752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4742">
                <text:p>0.044474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869">
                <text:p>0.02686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53183">
                <text:p>0.065318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28044">
                <text:p>0.0092804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03726">
                <text:p>0.090372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4179">
                <text:p>0.06417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2723">
                <text:p>0.14272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28316">
                <text:p>0.032831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86538">
                <text:p>0.0048653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42081">
                <text:p>0.064208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41909">
                <text:p>0.024190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55504">
                <text:p>0.035550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5665">
                <text:p>0.0066566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26229">
                <text:p>0.0092622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24508">
                <text:p>0.012450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33428">
                <text:p>0.033342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39898">
                <text:p>0.023989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51016">
                <text:p>0.015101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2691">
                <text:p>0.023269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80812">
                <text:p>0.0028081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17903">
                <text:p>0.021790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58044">
                <text:p>0.035804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26324">
                <text:p>0.0032632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58625">
                <text:p>0.025862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15857">
                <text:p>0.041585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940573">
                <text:p>0.0094057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22572">
                <text:p>0.042257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43589">
                <text:p>0.014358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23995">
                <text:p>0.032399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14945">
                <text:p>0.071494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12819">
                <text:p>0.041281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00235">
                <text:p>0.020023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84697">
                <text:p>0.0184697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53373">
                <text:p>0.055337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80392">
                <text:p>0.018039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52466">
                <text:p>0.015246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94661">
                <text:p>0.049466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82043">
                <text:p>0.0028204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0416">
                <text:p>0.033041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42384">
                <text:p>0.0054238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8588">
                <text:p>0.015858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69719">
                <text:p>0.0169719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55188">
                <text:p>0.015518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61254">
                <text:p>0.00161254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04631">
                <text:p>0.010463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1513">
                <text:p>0.021513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490308">
                <text:p>0.0049030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23105">
                <text:p>0.012310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64565">
                <text:p>0.0164565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28276">
                <text:p>0.00328276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83961">
                <text:p>0.0283961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2692">
                <text:p>0.0112692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60848">
                <text:p>0.0160848</text:p>
              </table:table-cell>
              <table:table-cell office:value-type="float" office:value="0.07">
                <text:p>0.07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3809">
                <text:p>0.007380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00848">
                <text:p>0.0010084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40708">
                <text:p>0.014070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78399">
                <text:p>0.027839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526011">
                <text:p>0.000052601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74284">
                <text:p>0.00874284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4898">
                <text:p>0.017489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6953">
                <text:p>0.008695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64808">
                <text:p>0.016480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3579">
                <text:p>0.013579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9721">
                <text:p>0.01972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620073">
                <text:p>0.00620073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52731">
                <text:p>0.00352731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30946">
                <text:p>0.00530946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523788">
                <text:p>0.00523788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252">
                <text:p>0.01252</text:p>
              </table:table-cell>
              <table:table-cell office:value-type="float" office:value="0.02">
                <text:p>0.02</text:p>
              </table:table-cell>
              <table:table-cell office:value-type="float" office:value="0.0302318">
                <text:p>0.0302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289cm" svg:height="19.497cm" xlink:href=".." xlink:type="simple" chart:class="chart:line" chart:style-name="ch1">
        <chart:legend chart:legend-position="end" svg:x="36.437cm" svg:y="9.2cm" style:legend-expansion="high" chart:style-name="ch2"/>
        <chart:plot-area chart:style-name="ch3" table:cell-range-address="Sheet1.A2:Sheet1.B201" svg:x="0.785cm" svg:y="0.389cm" svg:width="34.867cm" svg:height="18.719cm">
          <chartooo:coordinate-region svg:x="1.697cm" svg:y="0.51cm" svg:width="33.955cm" svg:height="17.5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1" chart:class="chart:line">
            <chart:data-point chart:repeated="200"/>
          </chart:series>
          <chart:series chart:style-name="ch7" chart:values-cell-range-address="Sheet1.B2:Sheet1.B20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0.0314055">
                <text:p>0.0314055</text:p>
                <draw:g>
                  <svg:desc>Sheet1.B2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7617">
                <text:p>0.011761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23501">
                <text:p>0.00022350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39266">
                <text:p>0.00043926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19153">
                <text:p>0.00021915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338815">
                <text:p>0.0000033881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19261">
                <text:p>0.00021926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34004">
                <text:p>0.00043400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82946">
                <text:p>0.00088294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8645">
                <text:p>0.010864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97828">
                <text:p>0.0099782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37289">
                <text:p>0.00043728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0515">
                <text:p>0.021051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7306">
                <text:p>0.014730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8414">
                <text:p>0.016841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3684">
                <text:p>0.021368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6287">
                <text:p>0.010628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25578">
                <text:p>0.0062557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1773">
                <text:p>0.00015177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31379">
                <text:p>0.0043137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109524">
                <text:p>0.0000010952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14742">
                <text:p>0.00021474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15765">
                <text:p>0.00021576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1953">
                <text:p>0.010195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11">
                <text:p>0.01041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94657">
                <text:p>0.0059465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94657">
                <text:p>0.0059465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94574">
                <text:p>0.0059457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16501">
                <text:p>0.0061650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6371">
                <text:p>0.010637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4178">
                <text:p>0.010417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21015">
                <text:p>0.0032101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99438">
                <text:p>0.0029943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7124">
                <text:p>0.032712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26947">
                <text:p>0.0022694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35579">
                <text:p>0.033557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83295">
                <text:p>0.0038329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8114">
                <text:p>0.014811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3902">
                <text:p>0.02339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44072">
                <text:p>0.024407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738">
                <text:p>0.02073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97025">
                <text:p>0.0019702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1157">
                <text:p>0.024115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840614">
                <text:p>0.0084061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49529">
                <text:p>0.034952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77333">
                <text:p>0.057733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7984">
                <text:p>0.035798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24075">
                <text:p>0.022407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29332">
                <text:p>0.032933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6288">
                <text:p>0.034628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86154">
                <text:p>0.048615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96067">
                <text:p>0.049606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54285">
                <text:p>0.0085428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8454">
                <text:p>0.09845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836771">
                <text:p>0.00083677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05988">
                <text:p>0.020598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15041">
                <text:p>0.021504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48437">
                <text:p>0.024843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2841">
                <text:p>0.010284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3452">
                <text:p>0.011345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46065">
                <text:p>0.0074606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411">
                <text:p>0.01041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04161">
                <text:p>0.010416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71205">
                <text:p>0.0077120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14055">
                <text:p>0.031405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1806">
                <text:p>0.014180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889882">
                <text:p>0.0088988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2051">
                <text:p>0.011205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57266">
                <text:p>0.045726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47971">
                <text:p>0.0034797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3527">
                <text:p>0.011352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31268">
                <text:p>0.00023126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11981">
                <text:p>0.00011198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307">
                <text:p>0.0103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8311">
                <text:p>0.020831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372">
                <text:p>0.01837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856178">
                <text:p>0.0085617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42131">
                <text:p>0.0044213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42211">
                <text:p>0.0044221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05522">
                <text:p>0.0090552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8801">
                <text:p>0.017880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12506">
                <text:p>0.031250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22196">
                <text:p>0.00022219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01939">
                <text:p>0.010193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20429">
                <text:p>0.00022042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6365">
                <text:p>0.010636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47036">
                <text:p>0.0044703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73817">
                <text:p>0.017381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764">
                <text:p>0.01076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03212">
                <text:p>0.0020321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48479">
                <text:p>0.0024847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643302">
                <text:p>0.0006433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425171">
                <text:p>0.00042517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19299">
                <text:p>0.00021929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19299">
                <text:p>0.00021929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75321">
                <text:p>0.0017532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1699">
                <text:p>0.012169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46979">
                <text:p>0.0044697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60414">
                <text:p>0.016041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87637">
                <text:p>0.0098763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4132">
                <text:p>0.010413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98026">
                <text:p>0.0099802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998026">
                <text:p>0.0099802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09407">
                <text:p>0.02094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09604">
                <text:p>0.010960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34076">
                <text:p>0.00043407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05263">
                <text:p>0.0010526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618557">
                <text:p>0.00061855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13647">
                <text:p>0.00021364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978004">
                <text:p>0.0097800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0303">
                <text:p>0.02030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57636">
                <text:p>0.0045763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4174">
                <text:p>0.015417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94697">
                <text:p>0.009469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45904">
                <text:p>0.0024590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4106">
                <text:p>0.006410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29481">
                <text:p>0.0092948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15324">
                <text:p>0.011532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1273">
                <text:p>0.0010127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01077">
                <text:p>0.0020107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01077">
                <text:p>0.0020107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05117">
                <text:p>0.020511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02025">
                <text:p>0.010202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2942">
                <text:p>0.001294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71177">
                <text:p>0.0017117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91601">
                <text:p>0.0059160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53085">
                <text:p>0.0085308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81583">
                <text:p>0.0028158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618557">
                <text:p>0.00061855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0042">
                <text:p>0.011004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12067">
                <text:p>0.021206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26349">
                <text:p>0.012634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122562">
                <text:p>0.0000012256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2004">
                <text:p>0.0022200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6281">
                <text:p>0.010628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0809">
                <text:p>0.004080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54835">
                <text:p>0.0065483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7675">
                <text:p>0.011767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978378">
                <text:p>0.0097837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79993">
                <text:p>0.017999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420529">
                <text:p>0.00042052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1948">
                <text:p>0.020194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85003">
                <text:p>0.0028500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99133">
                <text:p>0.0009913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990104">
                <text:p>0.00099010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465702">
                <text:p>0.0004657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75434">
                <text:p>0.0017543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1084">
                <text:p>0.011108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68966">
                <text:p>0.016896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78823">
                <text:p>0.0057882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10161">
                <text:p>0.0061016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55867">
                <text:p>0.00015586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6511">
                <text:p>0.008651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70535">
                <text:p>0.0027053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5229">
                <text:p>0.010522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03014">
                <text:p>0.020301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02035">
                <text:p>0.010203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11455">
                <text:p>0.00021145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19555">
                <text:p>0.00061955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47327">
                <text:p>0.0094732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7357">
                <text:p>0.021735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01312">
                <text:p>0.0010131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94465">
                <text:p>0.0069446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02706">
                <text:p>0.0030270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20105">
                <text:p>0.012010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22357">
                <text:p>0.012235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07444">
                <text:p>0.010744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33266">
                <text:p>0.023326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3583">
                <text:p>0.012358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38976">
                <text:p>0.0063897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7202">
                <text:p>0.01572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81926">
                <text:p>0.0068192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95441">
                <text:p>0.0029544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0809">
                <text:p>0.011080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838074">
                <text:p>0.0083807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06673">
                <text:p>0.0090667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63585">
                <text:p>0.0086358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6987">
                <text:p>0.017698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130385">
                <text:p>0.0000013038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28993">
                <text:p>0.012899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29567">
                <text:p>0.00032956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05055">
                <text:p>0.030505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60828">
                <text:p>0.026082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61899">
                <text:p>0.016189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738892">
                <text:p>0.0073889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707831">
                <text:p>0.0070783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637652">
                <text:p>0.00063765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955953">
                <text:p>0.00955953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79956">
                <text:p>0.0179956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19481">
                <text:p>0.00219481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14855">
                <text:p>0.021485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4855">
                <text:p>0.0214855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42989">
                <text:p>0.00242989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490207">
                <text:p>0.0004902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52164">
                <text:p>0.000952164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78548">
                <text:p>0.0078548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65194">
                <text:p>0.0165194</text:p>
              </table:table-cell>
              <table:table-cell office:value-type="float" office:value="0.0314055">
                <text:p>0.03140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481cm" svg:height="20.507cm" xlink:href=".." xlink:type="simple" chart:class="chart:line" chart:style-name="ch1">
        <chart:legend chart:legend-position="end" svg:x="36.629cm" svg:y="9.456cm" style:legend-expansion="high" chart:style-name="ch2"/>
        <chart:plot-area chart:style-name="ch3" table:cell-range-address="Sheet2.A2:Sheet2.C248" svg:x="0.789cm" svg:y="0.41cm" svg:width="35.051cm" svg:height="19.687cm">
          <chartooo:coordinate-region svg:x="1.701cm" svg:y="0.531cm" svg:width="34.137cm" svg:height="18.5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248" chart:class="chart:line">
            <chart:data-point chart:repeated="247"/>
          </chart:series>
          <chart:series chart:style-name="ch7" chart:values-cell-range-address="Sheet2.B2:Sheet2.B248" chart:class="chart:line">
            <chart:data-point chart:repeated="247"/>
          </chart:series>
          <chart:series chart:style-name="ch8" chart:values-cell-range-address="Sheet2.C2:Sheet2.C248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9039">
                <text:p>0.00169039</text:p>
                <draw:g>
                  <svg:desc>Sheet2.A2:Sheet2.A248</svg:desc>
                </draw:g>
              </table:table-cell>
              <table:table-cell office:value-type="float" office:value="0.02">
                <text:p>0.02</text:p>
                <draw:g>
                  <svg:desc>Sheet2.B2:Sheet2.B248</svg:desc>
                </draw:g>
              </table:table-cell>
              <table:table-cell office:value-type="float" office:value="0.0314055">
                <text:p>0.0314055</text:p>
                <draw:g>
                  <svg:desc>Sheet2.C2:Sheet2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7384">
                <text:p>0.012738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50612">
                <text:p>0.00085061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8493">
                <text:p>0.0024849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018">
                <text:p>0.010101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3676">
                <text:p>0.012367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38448">
                <text:p>0.00043844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25459">
                <text:p>0.0062545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46249">
                <text:p>0.0084624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99726">
                <text:p>0.0079972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946">
                <text:p>0.017894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4625">
                <text:p>0.010462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84532">
                <text:p>0.0058453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5048">
                <text:p>0.014504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72024">
                <text:p>0.0067202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7795">
                <text:p>0.012779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87628">
                <text:p>0.018762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716">
                <text:p>0.01871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8865">
                <text:p>0.021886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2902">
                <text:p>0.011290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48523">
                <text:p>0.00034852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297">
                <text:p>0.01029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86522">
                <text:p>0.00088652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2596">
                <text:p>0.021259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52667">
                <text:p>0.00045266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3191">
                <text:p>0.013319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9336">
                <text:p>0.0027933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4931">
                <text:p>0.010493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80385">
                <text:p>0.0098038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97535">
                <text:p>0.0089753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79173">
                <text:p>0.0067917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0389">
                <text:p>0.015038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5667">
                <text:p>0.015566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0287">
                <text:p>0.003028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17817">
                <text:p>0.0041781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80696">
                <text:p>0.0028069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68011">
                <text:p>0.0000016801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72143">
                <text:p>0.00067214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82104">
                <text:p>0.018210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47382">
                <text:p>0.0054738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33554">
                <text:p>0.0033355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32244">
                <text:p>0.0053224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84456">
                <text:p>0.018445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242">
                <text:p>0.022524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1098">
                <text:p>0.012109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22649">
                <text:p>0.00022264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5476">
                <text:p>0.011547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2903">
                <text:p>0.022290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9345">
                <text:p>0.020934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8155">
                <text:p>0.016815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1429">
                <text:p>0.010142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32071">
                <text:p>0.013207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8777">
                <text:p>0.020877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93764">
                <text:p>0.0079376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4341">
                <text:p>0.013434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53464">
                <text:p>0.00045346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07883">
                <text:p>0.00010788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16531">
                <text:p>0.0051653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76734">
                <text:p>0.027673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0376">
                <text:p>0.010037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1043">
                <text:p>0.011104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48108">
                <text:p>0.0034810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02931">
                <text:p>0.00060293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6579">
                <text:p>0.0014657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35415">
                <text:p>0.00053541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41719">
                <text:p>0.0094171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04197">
                <text:p>0.030419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9808">
                <text:p>0.013980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4811">
                <text:p>0.014481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2286">
                <text:p>0.013228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84961">
                <text:p>0.0098496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17276">
                <text:p>0.021727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43">
                <text:p>0.0144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22645">
                <text:p>0.0042264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3327">
                <text:p>0.013332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95751">
                <text:p>0.0089575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48747">
                <text:p>0.00014874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62263">
                <text:p>0.0066226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32444">
                <text:p>0.0063244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5516">
                <text:p>0.018551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27558">
                <text:p>0.022755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757">
                <text:p>0.01275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55042">
                <text:p>0.0085504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53129">
                <text:p>0.0045312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2468">
                <text:p>0.0003246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0867">
                <text:p>0.020086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99015">
                <text:p>0.0019901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3482">
                <text:p>0.010348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898">
                <text:p>0.01989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16786">
                <text:p>0.0081678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578">
                <text:p>0.01457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17246">
                <text:p>0.0041724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72056">
                <text:p>0.0017205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86574">
                <text:p>0.0088657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43761">
                <text:p>0.00024376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95211">
                <text:p>0.0079521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655429">
                <text:p>0.00065542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4871">
                <text:p>0.021487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6394">
                <text:p>0.012639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8475">
                <text:p>0.012847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20579">
                <text:p>0.022057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4292">
                <text:p>0.011429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7317">
                <text:p>0.010731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603">
                <text:p>0.06060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96806">
                <text:p>0.059680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8728">
                <text:p>0.032872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88403">
                <text:p>0.028840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91442">
                <text:p>0.039144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84328">
                <text:p>0.028432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4506">
                <text:p>0.019450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01437">
                <text:p>0.030143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60304">
                <text:p>0.016030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32756">
                <text:p>0.033275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12284">
                <text:p>0.081228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01419">
                <text:p>0.040141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95422">
                <text:p>0.029542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3856">
                <text:p>0.043385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54611">
                <text:p>0.045461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8773">
                <text:p>0.008877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01802">
                <text:p>0.010180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4028">
                <text:p>0.012402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1752">
                <text:p>0.012175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35833">
                <text:p>0.033583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0822">
                <text:p>0.02082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47732">
                <text:p>0.014773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679865">
                <text:p>0.0067986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3181">
                <text:p>0.031318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3817">
                <text:p>0.020381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9414">
                <text:p>0.013941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09864">
                <text:p>0.010986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462374">
                <text:p>0.00046237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2586">
                <text:p>0.013258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905198">
                <text:p>0.0090519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831676">
                <text:p>0.0083167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24145">
                <text:p>0.012414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4093">
                <text:p>0.010409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4093">
                <text:p>0.010409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26377">
                <text:p>0.022637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22284">
                <text:p>0.012228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6144">
                <text:p>0.006614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22844">
                <text:p>0.0042284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32468">
                <text:p>0.0003246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6791">
                <text:p>0.004679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84427">
                <text:p>0.0078442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1874">
                <text:p>0.008187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694257">
                <text:p>0.0069425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509601">
                <text:p>0.00050960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51079">
                <text:p>0.0025107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55316">
                <text:p>0.0065531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451666">
                <text:p>0.0045166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4155">
                <text:p>0.010415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649">
                <text:p>0.01164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3452">
                <text:p>0.001345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5173">
                <text:p>0.010517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97392">
                <text:p>0.0059739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64913">
                <text:p>0.016491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07234">
                <text:p>0.010723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98897">
                <text:p>0.00019889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15228">
                <text:p>0.031522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87095">
                <text:p>0.028709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19809">
                <text:p>0.0021980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05152">
                <text:p>0.010515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18367">
                <text:p>0.021836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64457">
                <text:p>0.0086445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28767">
                <text:p>0.012876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25242">
                <text:p>0.022524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208">
                <text:p>0.01820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31676">
                <text:p>0.0083167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735225">
                <text:p>0.00073522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80986">
                <text:p>0.0018098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09943">
                <text:p>0.010994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14281">
                <text:p>0.031428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39074">
                <text:p>0.0083907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39419">
                <text:p>0.023941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4329">
                <text:p>0.010432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60486">
                <text:p>0.056048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55378">
                <text:p>0.0055537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57737">
                <text:p>0.015773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08527">
                <text:p>0.020852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61887">
                <text:p>0.016188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81193">
                <text:p>0.038119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856013">
                <text:p>0.0085601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53705">
                <text:p>0.0025370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920427">
                <text:p>0.0092042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62865">
                <text:p>0.016286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29701">
                <text:p>0.00012970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807529">
                <text:p>0.00080752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12461">
                <text:p>0.0041246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9757">
                <text:p>0.010975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80876">
                <text:p>0.00180876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33924">
                <text:p>0.013392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12531">
                <text:p>0.021253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08411">
                <text:p>0.0020841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2105">
                <text:p>0.019210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1165">
                <text:p>0.0321165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584489">
                <text:p>0.0058448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804644">
                <text:p>0.00804644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80963">
                <text:p>0.058096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2752">
                <text:p>0.0322752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0151">
                <text:p>0.011015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0618">
                <text:p>0.012061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3447">
                <text:p>0.010344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5228">
                <text:p>0.02522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63328">
                <text:p>0.000363328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32841">
                <text:p>0.013284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945869">
                <text:p>0.0094586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04857">
                <text:p>0.00404857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47539">
                <text:p>0.0034753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724833">
                <text:p>0.00072483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80163">
                <text:p>0.0088016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39543">
                <text:p>0.00739543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5069">
                <text:p>0.0205069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15131">
                <text:p>0.0215131</text:p>
              </table:table-cell>
              <table:table-cell office:value-type="float" office:value="0.07">
                <text:p>0.07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00628">
                <text:p>0.0010062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09213">
                <text:p>0.030921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01993">
                <text:p>0.010199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21767">
                <text:p>0.00032176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988603">
                <text:p>0.0098860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39924">
                <text:p>0.0023992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271">
                <text:p>0.0127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07324">
                <text:p>0.010732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02001">
                <text:p>0.010200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24187">
                <text:p>0.012418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241013">
                <text:p>0.00024101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19763">
                <text:p>0.0021976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67231">
                <text:p>0.0026723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7893">
                <text:p>0.018789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52962">
                <text:p>0.005296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59453">
                <text:p>0.015945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21242">
                <text:p>0.0022124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55668">
                <text:p>0.0075566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732573">
                <text:p>0.0073257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260161">
                <text:p>0.000260161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651367">
                <text:p>0.0000065136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31142">
                <text:p>0.0131142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21704">
                <text:p>0.012170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459295">
                <text:p>0.00045929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76789">
                <text:p>0.0087678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86385">
                <text:p>0.0186385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25079">
                <text:p>0.0125079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62876">
                <text:p>0.00262876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25157">
                <text:p>0.012515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22893">
                <text:p>0.0122893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23987">
                <text:p>0.0123987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05054">
                <text:p>0.0205054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788038">
                <text:p>0.00788038</text:p>
              </table:table-cell>
              <table:table-cell office:value-type="float" office:value="0.02">
                <text:p>0.02</text:p>
              </table:table-cell>
              <table:table-cell office:value-type="float" office:value="0.0314055">
                <text:p>0.03140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67cm" svg:height="19.843cm" xlink:href=".." xlink:type="simple" chart:class="chart:line" chart:style-name="ch1">
        <chart:legend chart:legend-position="end" svg:x="37.015cm" svg:y="9.124cm" style:legend-expansion="high" chart:style-name="ch2"/>
        <chart:plot-area chart:style-name="ch3" table:cell-range-address="Sheet6.A2:Sheet6.C248" svg:x="0.797cm" svg:y="0.396cm" svg:width="35.421cm" svg:height="19.051cm">
          <chartooo:coordinate-region svg:x="1.709cm" svg:y="0.517cm" svg:width="34.509cm" svg:height="17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248" chart:class="chart:line">
            <chart:data-point chart:repeated="247"/>
          </chart:series>
          <chart:series chart:style-name="ch7" chart:values-cell-range-address="Sheet6.B2:Sheet6.B248" chart:class="chart:line">
            <chart:data-point chart:repeated="247"/>
          </chart:series>
          <chart:series chart:style-name="ch8" chart:values-cell-range-address="Sheet6.C2:Sheet6.C248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52986">
                <text:p>0.00952986</text:p>
                <draw:g>
                  <svg:desc>Sheet6.A2:Sheet6.A248</svg:desc>
                </draw:g>
              </table:table-cell>
              <table:table-cell office:value-type="float" office:value="0.02">
                <text:p>0.02</text:p>
                <draw:g>
                  <svg:desc>Sheet6.B2:Sheet6.B248</svg:desc>
                </draw:g>
              </table:table-cell>
              <table:table-cell office:value-type="float" office:value="0.029376">
                <text:p>0.029376</text:p>
                <draw:g>
                  <svg:desc>Sheet6.C2:Sheet6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2962">
                <text:p>0.0014296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9658">
                <text:p>0.0027965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60872">
                <text:p>0.0096087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5238">
                <text:p>0.019523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51502">
                <text:p>0.0085150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6706">
                <text:p>0.0027670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8052">
                <text:p>0.010805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0433">
                <text:p>0.012043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477">
                <text:p>0.0115477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9759">
                <text:p>0.021975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66698">
                <text:p>0.0086669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5211">
                <text:p>0.0099521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5103">
                <text:p>0.0065510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54478">
                <text:p>0.0065447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5071">
                <text:p>0.0087507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705">
                <text:p>0.021170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7421">
                <text:p>0.024742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2211">
                <text:p>0.020221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24176">
                <text:p>0.0082417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0157">
                <text:p>0.0110157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4558">
                <text:p>0.021455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4401">
                <text:p>0.010440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20185">
                <text:p>0.0072018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56233">
                <text:p>0.0045623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0776">
                <text:p>0.018077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48797">
                <text:p>0.00648797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0163">
                <text:p>0.0050016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2046">
                <text:p>0.0312046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19961">
                <text:p>0.0081996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7187">
                <text:p>0.022718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6192">
                <text:p>0.012619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01018">
                <text:p>0.0090101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6594">
                <text:p>0.015659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6875">
                <text:p>0.0058687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8979">
                <text:p>0.001897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7085">
                <text:p>0.0039708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335">
                <text:p>0.01033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3468">
                <text:p>0.0021346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88461">
                <text:p>0.028846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9865">
                <text:p>0.030986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9705">
                <text:p>0.022970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7179">
                <text:p>0.012717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25">
                <text:p>0.0112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3441">
                <text:p>0.019344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0468">
                <text:p>0.019046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14994">
                <text:p>0.0081499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7344">
                <text:p>0.0013734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7968">
                <text:p>0.017796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8162">
                <text:p>0.017816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1151">
                <text:p>0.017115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3072">
                <text:p>0.030307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7221">
                <text:p>0.02722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922">
                <text:p>0.01792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80455">
                <text:p>0.058045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06688">
                <text:p>0.020668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94393">
                <text:p>0.0019439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60783">
                <text:p>0.0056078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49053">
                <text:p>0.034905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9969">
                <text:p>0.011996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02969">
                <text:p>0.030296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4605">
                <text:p>0.025460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155">
                <text:p>0.01515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4448">
                <text:p>0.019444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2927">
                <text:p>0.013292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8064">
                <text:p>0.016806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53509">
                <text:p>0.055350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5682">
                <text:p>0.016568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37323">
                <text:p>0.033732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1963">
                <text:p>0.038196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72094">
                <text:p>0.0037209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177">
                <text:p>0.02317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80823">
                <text:p>0.0048082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33178">
                <text:p>0.0093317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43558">
                <text:p>0.0034355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6874">
                <text:p>0.012687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79289">
                <text:p>0.0067928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30717">
                <text:p>0.0053071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6768">
                <text:p>0.0011676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74452">
                <text:p>0.0067445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5045">
                <text:p>0.017504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931348">
                <text:p>0.0093134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58004">
                <text:p>0.00055800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6351">
                <text:p>0.014635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5166">
                <text:p>0.015516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86034">
                <text:p>0.0028603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79563">
                <text:p>0.0057956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0626">
                <text:p>0.011062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29523">
                <text:p>0.0092952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76741">
                <text:p>0.0017674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69704">
                <text:p>0.0046970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69704">
                <text:p>0.0046970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2009">
                <text:p>0.00002200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99041">
                <text:p>0.0049904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706615">
                <text:p>0.0070661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7286">
                <text:p>0.010728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7381">
                <text:p>0.002738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42876">
                <text:p>0.000034287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10049">
                <text:p>0.0041004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8671">
                <text:p>0.018867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5719">
                <text:p>0.018571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873">
                <text:p>0.01087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247">
                <text:p>0.023247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6037">
                <text:p>0.062603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2302">
                <text:p>0.064230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43505">
                <text:p>0.024350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62094">
                <text:p>0.006209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6222">
                <text:p>0.025622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1067">
                <text:p>0.015106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29312">
                <text:p>0.0062931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4341">
                <text:p>0.028434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08171">
                <text:p>0.040817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668">
                <text:p>0.032666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82935">
                <text:p>0.048293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13903">
                <text:p>0.031390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56463">
                <text:p>0.0035646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8982">
                <text:p>0.03898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15641">
                <text:p>0.031564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42355">
                <text:p>0.0094235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07876">
                <text:p>0.00507876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5545">
                <text:p>0.019554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23494">
                <text:p>0.022349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2173">
                <text:p>0.019217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8913">
                <text:p>0.012891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21892">
                <text:p>0.022189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64142">
                <text:p>0.0006414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3994">
                <text:p>0.04399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0985">
                <text:p>0.038098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3602">
                <text:p>0.006360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91697">
                <text:p>0.029169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0088">
                <text:p>0.016008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87883">
                <text:p>0.0078788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59792">
                <text:p>0.0065979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9053">
                <text:p>0.020905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24427">
                <text:p>0.012442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7831">
                <text:p>0.010783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0348">
                <text:p>0.011034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87507">
                <text:p>0.0028750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8698">
                <text:p>0.011869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7221">
                <text:p>0.014722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92923">
                <text:p>0.009292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27291">
                <text:p>0.0052729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34355">
                <text:p>0.0033435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22459">
                <text:p>0.0062245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48389">
                <text:p>0.0094838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2611">
                <text:p>0.0073261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85207">
                <text:p>0.00285207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85404">
                <text:p>0.018540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01258">
                <text:p>0.0030125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9515">
                <text:p>0.019951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03344">
                <text:p>0.010334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1965">
                <text:p>0.0012196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11474">
                <text:p>0.0091147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02304">
                <text:p>0.0080230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69494">
                <text:p>0.0066949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66881">
                <text:p>0.00266881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55354">
                <text:p>0.0025535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24992">
                <text:p>0.0052499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11459">
                <text:p>0.0081145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2177">
                <text:p>0.012177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23883">
                <text:p>0.0042388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23844">
                <text:p>0.0092384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3004">
                <text:p>0.02300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301883">
                <text:p>0.00030188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87076">
                <text:p>0.0187076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24678">
                <text:p>0.012467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27849">
                <text:p>0.012784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67355">
                <text:p>0.0016735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57173">
                <text:p>0.035717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45459">
                <text:p>0.064545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2704">
                <text:p>0.015270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29766">
                <text:p>0.0429766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60159">
                <text:p>0.016015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6751">
                <text:p>0.011675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6089">
                <text:p>0.08608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6067">
                <text:p>0.035606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7985">
                <text:p>0.017798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35028">
                <text:p>0.053502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5051">
                <text:p>0.006505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4103">
                <text:p>0.026410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0191">
                <text:p>0.012019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53965">
                <text:p>0.035396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97928">
                <text:p>0.0019792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928919">
                <text:p>0.0092891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928526">
                <text:p>0.00928526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4504">
                <text:p>0.01450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85204">
                <text:p>0.038520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39147">
                <text:p>0.0033914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16634">
                <text:p>0.021663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957192">
                <text:p>0.0095719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5966">
                <text:p>0.0195966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87197">
                <text:p>0.0098719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09238">
                <text:p>0.040923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74545">
                <text:p>0.017454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51001">
                <text:p>0.055100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15814">
                <text:p>0.041581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28688">
                <text:p>0.0072868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493357">
                <text:p>0.0049335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8305">
                <text:p>0.038830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77995">
                <text:p>0.027799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40794">
                <text:p>0.024079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01677">
                <text:p>0.0201677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69638">
                <text:p>0.00036963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04653">
                <text:p>0.0050465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08911">
                <text:p>0.0010891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844419">
                <text:p>0.00084441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58775">
                <text:p>0.0015877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43472">
                <text:p>0.014347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68673">
                <text:p>0.0168673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78741">
                <text:p>0.037874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926355">
                <text:p>0.0092635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27021">
                <text:p>0.022702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21942">
                <text:p>0.012194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880586">
                <text:p>0.00880586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7376">
                <text:p>0.0157376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521988">
                <text:p>0.0000521988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961664">
                <text:p>0.00961664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527291">
                <text:p>0.0052729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11065">
                <text:p>0.011106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37132">
                <text:p>0.013713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07681">
                <text:p>0.0107681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07345">
                <text:p>0.0107345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43862">
                <text:p>0.00143862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02099">
                <text:p>0.0202099</text:p>
              </table:table-cell>
              <table:table-cell office:value-type="float" office:value="0.07">
                <text:p>0.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956908">
                <text:p>0.00095690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04547">
                <text:p>0.0204547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07019">
                <text:p>0.010701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80068">
                <text:p>0.0078006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11592">
                <text:p>0.0031159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950824">
                <text:p>0.0095082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36825">
                <text:p>0.0013682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72354">
                <text:p>0.0067235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21424">
                <text:p>0.0121424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11459">
                <text:p>0.0081145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52125">
                <text:p>0.0252125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58488">
                <text:p>0.0158488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756383">
                <text:p>0.0000756383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955269">
                <text:p>0.00095526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09789">
                <text:p>0.0109789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19342">
                <text:p>0.011934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19342">
                <text:p>0.011934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5702">
                <text:p>0.011570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18472">
                <text:p>0.0118472</text:p>
              </table:table-cell>
              <table:table-cell office:value-type="float" office:value="0.02">
                <text:p>0.02</text:p>
              </table:table-cell>
              <table:table-cell office:value-type="float" office:value="0.029376">
                <text:p>0.0293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637cm" svg:height="21.304cm" xlink:href=".." xlink:type="simple" chart:class="chart:line" chart:style-name="ch1">
        <chart:legend chart:legend-position="end" svg:x="33.859cm" svg:y="10.104cm" style:legend-expansion="high" chart:style-name="ch2"/>
        <chart:plot-area chart:style-name="ch3" table:cell-range-address="Sheet5.A1:Sheet5.B201" chart:data-source-has-labels="row" svg:x="0.752cm" svg:y="0.426cm" svg:width="32.355cm" svg:height="20.452cm">
          <chartooo:coordinate-region svg:x="1.664cm" svg:y="0.547cm" svg:width="31.443cm" svg:height="19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2:Sheet5.A201" chart:label-cell-address="Sheet5.A1:Sheet5.A1" chart:class="chart:line">
            <chart:data-point chart:repeated="200"/>
          </chart:series>
          <chart:series chart:style-name="ch7" chart:values-cell-range-address="Sheet5.B2:Sheet5.B201" chart:label-cell-address="Sheet5.B1:Sheet5.B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Sheet5.A1:Sheet5.A1</svg:desc>
                </draw:g>
              </table:table-cell>
              <table:table-cell office:value-type="string">
                <text:p>prah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2:Sheet5.A201</svg:desc>
                </draw:g>
              </table:table-cell>
              <table:table-cell office:value-type="float" office:value="0.029376">
                <text:p>0.029376</text:p>
                <draw:g>
                  <svg:desc>Sheet5.B2:Sheet5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3361">
                <text:p>0.0013336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4676">
                <text:p>0.0078467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0524">
                <text:p>0.0014052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20107">
                <text:p>0.0003201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28128">
                <text:p>0.0082812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60773">
                <text:p>0.0066077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96468">
                <text:p>0.0059646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5842">
                <text:p>0.0014584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7081">
                <text:p>0.013708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9548">
                <text:p>0.011954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51423">
                <text:p>0.0085142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0132">
                <text:p>0.0032013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90118">
                <text:p>0.0029011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953">
                <text:p>0.01795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9532">
                <text:p>0.013953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61383">
                <text:p>0.0056138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5582">
                <text:p>0.0010558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4254">
                <text:p>0.0013425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32689">
                <text:p>0.0093268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4904">
                <text:p>0.020490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50395">
                <text:p>0.0095039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71301">
                <text:p>0.0017130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67952">
                <text:p>0.0086795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8878">
                <text:p>0.010887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33226">
                <text:p>0.0083322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64296">
                <text:p>0.0016429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97522">
                <text:p>0.0099752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09706">
                <text:p>0.020970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23251">
                <text:p>0.00032325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4001">
                <text:p>0.001400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666082">
                <text:p>0.0000066608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7286">
                <text:p>0.0013728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66384">
                <text:p>0.0066638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2656">
                <text:p>0.007265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44732">
                <text:p>0.064473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1252">
                <text:p>0.019125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4299">
                <text:p>0.003429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8636">
                <text:p>0.012863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9601">
                <text:p>0.023960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3059">
                <text:p>0.011305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0983">
                <text:p>0.011098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70838">
                <text:p>0.027083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7064">
                <text:p>0.014706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7943">
                <text:p>0.030794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7175">
                <text:p>0.065717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6593">
                <text:p>0.021659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30565">
                <text:p>0.0083056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644">
                <text:p>0.01964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83018">
                <text:p>0.0038301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56457">
                <text:p>0.045645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499">
                <text:p>0.02049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18685">
                <text:p>0.0081868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082">
                <text:p>0.04908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5642">
                <text:p>0.0014564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6561">
                <text:p>0.03656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3474">
                <text:p>0.012347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1707">
                <text:p>0.03017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66904">
                <text:p>0.016690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37677">
                <text:p>0.013767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78836">
                <text:p>0.0077883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74813">
                <text:p>0.0077481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97692">
                <text:p>0.0079769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9041">
                <text:p>0.015904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9376">
                <text:p>0.02937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23377">
                <text:p>0.032337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88903">
                <text:p>0.0058890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51214">
                <text:p>0.055121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76">
                <text:p>0.0187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16732">
                <text:p>0.031673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4541">
                <text:p>0.011454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52294">
                <text:p>0.0015229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6153">
                <text:p>0.0026615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90113">
                <text:p>0.019011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884">
                <text:p>0.01088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669062">
                <text:p>0.0000066906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03482">
                <text:p>0.0030348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8646">
                <text:p>0.010864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78722">
                <text:p>0.0047872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22029">
                <text:p>0.022202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2728">
                <text:p>0.016272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63155">
                <text:p>0.0056315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3185">
                <text:p>0.012318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08683">
                <text:p>0.0010868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113">
                <text:p>0.01811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59776">
                <text:p>0.0095977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17344">
                <text:p>0.021734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9662">
                <text:p>0.014966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75397">
                <text:p>0.0017539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11478">
                <text:p>0.0041147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34772">
                <text:p>0.0013477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658852">
                <text:p>0.0065885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61123">
                <text:p>0.016112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4652">
                <text:p>0.001465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62205">
                <text:p>0.0096220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45417">
                <text:p>0.0084541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0861">
                <text:p>0.01086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81383">
                <text:p>0.0038138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2317">
                <text:p>0.011231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448179">
                <text:p>0.0044817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32213">
                <text:p>0.0053221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11365">
                <text:p>0.011136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64586">
                <text:p>0.016458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15019">
                <text:p>0.0081501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34783">
                <text:p>0.0053478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97421">
                <text:p>0.0039742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952381">
                <text:p>0.0095238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08715">
                <text:p>0.010871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943397">
                <text:p>0.0094339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39246">
                <text:p>0.0063924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566204">
                <text:p>0.0056620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2574">
                <text:p>0.015257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991558">
                <text:p>0.0099155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7904">
                <text:p>0.015790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24963">
                <text:p>0.022496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4447">
                <text:p>0.010444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81894">
                <text:p>0.0068189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917764">
                <text:p>0.0091776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51733">
                <text:p>0.0095173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0407">
                <text:p>0.01904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691414">
                <text:p>0.0000069141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7372">
                <text:p>0.015737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54317">
                <text:p>0.0035431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11181">
                <text:p>0.00031118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31914">
                <text:p>0.0013191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89709">
                <text:p>0.0038970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9034">
                <text:p>0.003903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36417">
                <text:p>0.023641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63624">
                <text:p>0.026362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37648">
                <text:p>0.0013764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947088">
                <text:p>0.00094708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09255">
                <text:p>0.00010925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3086">
                <text:p>0.005308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9549">
                <text:p>0.0010954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51039">
                <text:p>0.015103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79046">
                <text:p>0.017904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88259">
                <text:p>0.018825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77495">
                <text:p>0.0077749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935151">
                <text:p>0.0093515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570714">
                <text:p>0.0000057071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0095">
                <text:p>0.012009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52751">
                <text:p>0.0045275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52103">
                <text:p>0.0045210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65996">
                <text:p>0.0036599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02692">
                <text:p>0.0050269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72601">
                <text:p>0.0037260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88007">
                <text:p>0.006880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14741">
                <text:p>0.0031474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61539">
                <text:p>0.0096153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48633">
                <text:p>0.0014863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70142">
                <text:p>0.0097014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78041">
                <text:p>0.0027804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53029">
                <text:p>0.0095302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08778">
                <text:p>0.010877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628829">
                <text:p>0.0000062882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90054">
                <text:p>0.0039005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2302">
                <text:p>0.016230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0407">
                <text:p>0.01204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45">
                <text:p>0.0013694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0011">
                <text:p>0.014001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8415">
                <text:p>0.023841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3107">
                <text:p>0.0016310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0996">
                <text:p>0.01099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59431">
                <text:p>0.015943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56493">
                <text:p>0.0065649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95431">
                <text:p>0.0079543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82574">
                <text:p>0.008257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32295">
                <text:p>0.023229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49721">
                <text:p>0.014972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83393">
                <text:p>0.0028339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862832">
                <text:p>0.0086283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86083">
                <text:p>0.008608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35645">
                <text:p>0.0013564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01694">
                <text:p>0.020169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6327">
                <text:p>0.022632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16381">
                <text:p>0.00031638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9153">
                <text:p>0.010915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40056">
                <text:p>0.014005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13671">
                <text:p>0.0213671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06946">
                <text:p>0.040694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9334">
                <text:p>0.019334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7987">
                <text:p>0.010798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38955">
                <text:p>0.013895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5112">
                <text:p>0.01511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77998">
                <text:p>0.0037799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56343">
                <text:p>0.00256343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74636">
                <text:p>0.0097463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295177">
                <text:p>0.00029517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65089">
                <text:p>0.016508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81735">
                <text:p>0.018173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8352">
                <text:p>0.0016835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06669">
                <text:p>0.00306669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33822">
                <text:p>0.0133822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78336">
                <text:p>0.00378336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2482">
                <text:p>0.00162482</text:p>
              </table:table-cell>
              <table:table-cell office:value-type="float" office:value="0.029376">
                <text:p>0.0293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